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B800001AABB157C4D9.svm"/>
  <manifest:file-entry manifest:media-type="" manifest:full-path="Pictures/2000000700003432000016F3D209ABD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Verdana" svg:font-family="Verdana, Arial, 'Trebuchet MS', 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5cm" style:rel-column-width="16384*"/>
    </style:style>
    <style:style style:name="Tabela1.D" style:family="table-column">
      <style:table-column-properties style:column-width="3.75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4" style:family="table">
      <style:table-properties style:width="15cm" table:align="margins" style:writing-mode="lr-tb"/>
    </style:style>
    <style:style style:name="Tabela4.A" style:family="table-column">
      <style:table-column-properties style:column-width="3.75cm" style:rel-column-width="16384*"/>
    </style:style>
    <style:style style:name="Tabela4.D" style:family="table-column">
      <style:table-column-properties style:column-width="3.7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6" style:family="table">
      <style:table-properties style:width="15cm" table:align="margins" style:writing-mode="lr-tb"/>
    </style:style>
    <style:style style:name="Tabela6.A" style:family="table-column">
      <style:table-column-properties style:column-width="0.817cm" style:rel-column-width="3568*"/>
    </style:style>
    <style:style style:name="Tabela6.B" style:family="table-column">
      <style:table-column-properties style:column-width="2.535cm" style:rel-column-width="11074*"/>
    </style:style>
    <style:style style:name="Tabela6.C" style:family="table-column">
      <style:table-column-properties style:column-width="11.649cm" style:rel-column-width="50893*"/>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Tabela2" style:family="table">
      <style:table-properties style:width="15cm" table:align="margins" style:writing-mode="lr-tb"/>
    </style:style>
    <style:style style:name="Tabela2.A" style:family="table-column">
      <style:table-column-properties style:column-width="0.815cm" style:rel-column-width="3560*"/>
    </style:style>
    <style:style style:name="Tabela2.B" style:family="table-column">
      <style:table-column-properties style:column-width="2.648cm" style:rel-column-width="11567*"/>
    </style:style>
    <style:style style:name="Tabela2.C" style:family="table-column">
      <style:table-column-properties style:column-width="11.538cm" style:rel-column-width="50408*"/>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5" style:family="table">
      <style:table-properties style:width="15cm" table:align="margins" style:writing-mode="lr-tb"/>
    </style:style>
    <style:style style:name="Tabela5.A" style:family="table-column">
      <style:table-column-properties style:column-width="0.817cm" style:rel-column-width="3568*"/>
    </style:style>
    <style:style style:name="Tabela5.B" style:family="table-column">
      <style:table-column-properties style:column-width="2.535cm" style:rel-column-width="11074*"/>
    </style:style>
    <style:style style:name="Tabela5.C" style:family="table-column">
      <style:table-column-properties style:column-width="11.649cm" style:rel-column-width="50893*"/>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3" style:family="table">
      <style:table-properties style:width="15cm" table:align="margins" style:writing-mode="lr-tb"/>
    </style:style>
    <style:style style:name="Tabela3.A" style:family="table-column">
      <style:table-column-properties style:column-width="0.861cm" style:rel-column-width="3760*"/>
    </style:style>
    <style:style style:name="Tabela3.B" style:family="table-column">
      <style:table-column-properties style:column-width="2.91cm" style:rel-column-width="12715*"/>
    </style:style>
    <style:style style:name="Tabela3.C" style:family="table-column">
      <style:table-column-properties style:column-width="11.229cm" style:rel-column-width="49060*"/>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7" style:family="table">
      <style:table-properties style:width="20.264cm" fo:margin-left="-2.559cm" fo:margin-right="-2.704cm" table:align="margins" style:writing-mode="lr-tb"/>
    </style:style>
    <style:style style:name="Tabela7.A" style:family="table-column">
      <style:table-column-properties style:column-width="0.838cm" style:rel-column-width="2709*"/>
    </style:style>
    <style:style style:name="Tabela7.B" style:family="table-column">
      <style:table-column-properties style:column-width="7.255cm" style:rel-column-width="23463*"/>
    </style:style>
    <style:style style:name="Tabela7.C" style:family="table-column">
      <style:table-column-properties style:column-width="7.562cm" style:rel-column-width="24455*"/>
    </style:style>
    <style:style style:name="Tabela7.D" style:family="table-column">
      <style:table-column-properties style:column-width="4.609cm" style:rel-column-width="14908*"/>
    </style:style>
    <style:style style:name="Tabela7.A1" style:family="table-cell">
      <style:table-cell-properties fo:padding="0.097cm" fo:border-left="0.002cm solid #000000" fo:border-right="none" fo:border-top="0.002cm solid #000000" fo:border-bottom="0.002cm solid #000000"/>
    </style:style>
    <style:style style:name="Tabela7.D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D2" style:family="table-cell">
      <style:table-cell-properties fo:padding="0.097cm" fo:border-left="0.002cm solid #000000" fo:border-right="0.002cm solid #000000" fo:border-top="none" fo:border-bottom="0.002cm solid #000000"/>
    </style:style>
    <style:style style:name="Tabela8" style:family="table">
      <style:table-properties style:width="20.219cm" fo:margin-left="-2.515cm" fo:margin-right="-2.704cm" table:align="margins" style:writing-mode="lr-tb"/>
    </style:style>
    <style:style style:name="Tabela8.A" style:family="table-column">
      <style:table-column-properties style:column-width="0.817cm" style:rel-column-width="463*"/>
    </style:style>
    <style:style style:name="Tabela8.B" style:family="table-column">
      <style:table-column-properties style:column-width="7.253cm" style:rel-column-width="4112*"/>
    </style:style>
    <style:style style:name="Tabela8.C" style:family="table-column">
      <style:table-column-properties style:column-width="7.564cm" style:rel-column-width="4288*"/>
    </style:style>
    <style:style style:name="Tabela8.D" style:family="table-column">
      <style:table-column-properties style:column-width="4.586cm" style:rel-column-width="2600*"/>
    </style:style>
    <style:style style:name="Tabela8.A1" style:family="table-cell">
      <style:table-cell-properties fo:padding="0.097cm" fo:border-left="0.002cm solid #000000" fo:border-right="none" fo:border-top="0.002cm solid #000000" fo:border-bottom="0.002cm solid #000000"/>
    </style:style>
    <style:style style:name="Tabela8.D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3"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4"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5" style:family="paragraph" style:parent-style-name="SBC_3a_paragraph">
      <style:paragraph-properties fo:hyphenation-ladder-count="no-limit" style:writing-mode="lr-tb"/>
      <style:text-properties fo:hyphenate="false" fo:hyphenation-remain-char-count="2" fo:hyphenation-push-char-count="2"/>
    </style:style>
    <style:style style:name="P6" style:family="paragraph" style:parent-style-name="SBC_3a_caption">
      <style:paragraph-properties fo:hyphenation-ladder-count="no-limit" style:writing-mode="lr-tb"/>
      <style:text-properties fo:hyphenate="false" fo:hyphenation-remain-char-count="2" fo:hyphenation-push-char-count="2"/>
    </style:style>
    <style:style style:name="P7" style:family="paragraph" style:parent-style-name="SBC_3a_reference">
      <style:paragraph-properties fo:orphans="0" fo:widows="0" fo:hyphenation-ladder-count="no-limit" style:writing-mode="lr-tb"/>
      <style:text-properties fo:hyphenate="false" fo:hyphenation-remain-char-count="2" fo:hyphenation-push-char-count="2"/>
    </style:style>
    <style:style style:name="P8" style:family="paragraph" style:parent-style-name="SBC_3a_reference">
      <style:paragraph-properties fo:orphans="0" fo:widows="0" fo:hyphenation-ladder-count="no-limit"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9" style:family="paragraph" style:parent-style-name="Text_20_body">
      <style:text-properties fo:font-variant="normal" fo:text-transform="none" fo:color="#444444" style:font-name="Verdana" fo:font-size="9pt" fo:letter-spacing="normal" fo:font-style="normal" fo:font-weight="normal"/>
    </style:style>
    <style:style style:name="P10"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1"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12"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3" style:family="paragraph" style:parent-style-name="SBC_3a_paragraph">
      <style:paragraph-properties fo:margin-left="0cm" fo:margin-right="0cm" fo:text-align="justify" style:justify-single-word="false" fo:text-indent="0cm" style:auto-text-indent="false"/>
    </style:style>
    <style:style style:name="P14" style:family="paragraph" style:parent-style-name="SBC_3a_paragraph">
      <style:paragraph-properties fo:margin-left="0cm" fo:margin-right="0cm" fo:text-indent="0cm" style:auto-text-indent="false">
        <style:tab-stops>
          <style:tab-stop style:position="14.631cm"/>
        </style:tab-stops>
      </style:paragraph-properties>
    </style:style>
    <style:style style:name="P15" style:family="paragraph" style:parent-style-name="SBC_3a_paragraph">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16" style:family="paragraph" style:parent-style-name="SBC_3a_paragraph">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17"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8" style:family="paragraph" style:parent-style-name="SBC_3a_paragraph">
      <style:paragraph-properties fo:margin-left="0cm" fo:margin-right="0cm" fo:orphans="0" fo:widows="0" fo:hyphenation-ladder-count="no-limit" fo:text-indent="0cm" style:auto-text-indent="false" style:writing-mode="lr-tb"/>
      <style:text-properties fo:hyphenate="false" fo:hyphenation-remain-char-count="2" fo:hyphenation-push-char-count="2"/>
    </style:style>
    <style:style style:name="P19" style:family="paragraph" style:parent-style-name="Standard">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0" style:family="paragraph" style:parent-style-name="SBC_3a_reference">
      <style:paragraph-properties fo:text-align="start" style:justify-single-word="false"/>
    </style:style>
    <style:style style:name="P21" style:family="paragraph" style:parent-style-name="SBC_3a_paragraph_3a_first">
      <style:text-properties style:use-window-font-color="true" style:font-name="Times" style:font-name-asian="Times New Roman1" style:font-size-asian="12pt" style:font-name-complex="Times New Roman1" style:font-size-complex="10pt"/>
    </style:style>
    <style:style style:name="P22" style:family="paragraph" style:parent-style-name="SBC_3a_reference">
      <style:paragraph-properties fo:margin-left="0.499cm" fo:margin-right="0cm" fo:orphans="0" fo:widows="0" fo:hyphenation-ladder-count="no-limit" fo:text-indent="-0.499cm" style:auto-text-indent="false"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23" style:family="paragraph" style:parent-style-name="SBC_3a_paragraph">
      <style:text-properties style:use-window-font-color="true" style:font-name="Times" style:font-name-asian="Times New Roman1" style:font-size-asian="12pt" style:font-name-complex="Times New Roman1" style:font-size-complex="10pt"/>
    </style:style>
    <style:style style:name="P24" style:family="paragraph" style:parent-style-name="SBC_3a_paragraph">
      <style:paragraph-properties>
        <style:tab-stops>
          <style:tab-stop style:position="14.631cm"/>
        </style:tab-stops>
      </style:paragraph-properties>
      <style:text-properties style:use-window-font-color="true" style:font-name="Times" style:font-name-asian="Times New Roman1" style:font-size-asian="12pt" style:font-name-complex="Times New Roman1" style:font-size-complex="10pt"/>
    </style:style>
    <style:style style:name="P25" style:family="paragraph" style:parent-style-name="SBC_3a_paragraph">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6" style:family="paragraph" style:parent-style-name="SBC_3a_paragraph">
      <style:paragraph-properties>
        <style:tab-stops>
          <style:tab-stop style:position="14.631cm"/>
        </style:tab-stops>
      </style:paragraph-properties>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2"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33"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5" style:family="paragraph" style:parent-style-name="Standard">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36"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bold" style:font-weight-asian="bold" style:font-weight-complex="bold"/>
    </style:style>
    <style:style style:name="P37"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8"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fo:font-size="10pt" style:font-size-asian="10pt" style:font-size-complex="10pt"/>
    </style:style>
    <style:style style:name="P41"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44" style:family="paragraph" style:parent-style-name="Table_20_Contents">
      <style:paragraph-properties fo:text-align="justify" style:justify-single-word="false"/>
    </style:style>
    <style:style style:name="P45" style:family="paragraph" style:parent-style-name="SBC_3a_paragraph" style:list-style-name="L1"/>
    <style:style style:name="P46" style:family="paragraph" style:parent-style-name="SBC_3a_paragraph" style:list-style-name="L3"/>
    <style:style style:name="P47" style:family="paragraph" style:parent-style-name="SBC_3a_paragraph" style:list-style-name="L4">
      <style:paragraph-properties fo:text-align="justify" style:justify-single-word="false"/>
    </style:style>
    <style:style style:name="P48" style:family="paragraph" style:parent-style-name="SBC_3a_paragraph" style:list-style-name="L6"/>
    <style:style style:name="P49" style:family="paragraph" style:parent-style-name="SBC_3a_paragraph" style:list-style-name="L6">
      <style:text-properties fo:font-style="italic" style:font-style-asian="italic" style:font-style-complex="italic"/>
    </style:style>
    <style:style style:name="P50" style:family="paragraph" style:parent-style-name="SBC_3a_paragraph" style:list-style-name="L6">
      <style:paragraph-properties fo:text-align="start" style:justify-single-word="false"/>
      <style:text-properties fo:font-style="italic" style:font-style-asian="italic" style:font-style-complex="italic"/>
    </style:style>
    <style:style style:name="P51" style:family="paragraph" style:parent-style-name="SBC_3a_paragraph" style:list-style-name="L6">
      <style:paragraph-properties fo:text-align="start" style:justify-single-word="false"/>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P52" style:family="paragraph" style:parent-style-name="SBC_3a_paragraph" style:list-style-name="L6">
      <style:paragraph-properties fo:text-align="start" style:justify-single-word="false"/>
      <style:text-properties fo:font-style="normal" style:font-style-asian="normal" style:font-style-complex="normal"/>
    </style:style>
    <style:style style:name="P53" style:family="paragraph" style:parent-style-name="SBC_3a_paragraph" style:list-style-name="L7"/>
    <style:style style:name="P54" style:family="paragraph" style:parent-style-name="SBC_3a_paragraph" style:list-style-name="L8">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55" style:family="paragraph" style:parent-style-name="SBC_3a_paragraph" style:list-style-name="L9">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56" style:family="paragraph" style:parent-style-name="SBC_3a_title_3a_2">
      <style:paragraph-properties fo:text-align="justify" style:justify-single-word="false"/>
    </style:style>
    <style:style style:name="P57" style:family="paragraph" style:parent-style-name="SBC_3a_title_3a_2">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58"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59"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60" style:family="paragraph" style:parent-style-name="SBC_3a_paragraph_3a_first" style:list-style-name="L5"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61"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1" style:font-size-asian="12pt" style:font-name-complex="Times New Roman1" style:font-size-complex="10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5"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6" style:family="text">
      <style:text-properties fo:color="#000000" style:text-position="0% 100%" style:font-name="Segoe Print" fo:font-size="12pt" fo:language="pt" fo:country="BR" fo:font-weight="normal" style:font-name-asian="Times New Roman1" style:font-size-asian="12pt" style:language-asian="pt" style:country-asian="BR" style:font-name-complex="Times New Roman1" style:font-size-complex="12pt"/>
    </style:style>
    <style:style style:name="T7" style:family="text">
      <style:text-properties style:use-window-font-color="true" style:font-name="Times" style:font-name-asian="Times New Roman1" style:font-size-asian="12pt" style:font-name-complex="Times New Roman1" style:font-size-complex="10pt"/>
    </style:style>
    <style:style style:name="T8" style:family="text">
      <style:text-properties style:use-window-font-color="true" style:font-name="Times" fo:font-style="italic" style:font-name-asian="Times New Roman1" style:font-size-asian="12pt" style:font-style-asian="italic" style:font-name-complex="Times New Roman1" style:font-size-complex="10pt" style:font-style-complex="italic"/>
    </style:style>
    <style:style style:name="T9" style:family="text">
      <style:text-properties style:use-window-font-color="true" style:font-name="Times" fo:font-style="normal" style:font-name-asian="Times New Roman1" style:font-size-asian="12pt" style:font-style-asian="normal" style:font-name-complex="Times New Roman1" style:font-size-complex="10pt" style:font-style-complex="normal"/>
    </style:style>
    <style:style style:name="T10" style:family="text">
      <style:text-properties style:use-window-font-color="true" style:font-name="Times" fo:font-size="10pt" fo:font-style="normal" style:font-name-asian="Times New Roman1" style:font-size-asian="12pt" style:font-style-asian="normal" style:font-name-complex="Times New Roman1" style:font-size-complex="10pt" style:font-style-complex="normal"/>
    </style:style>
    <style:style style:name="T11" style:family="text">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T12" style:family="text">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13" style:family="text">
      <style:text-properties style:use-window-font-color="true"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14" style:family="text">
      <style:text-properties style:use-window-font-color="true" style:font-name="Times" fo:font-size="12pt" style:font-name-asian="Times New Roman1" style:font-size-asian="12pt" style:font-name-complex="Times New Roman1" style:font-size-complex="12pt"/>
    </style:style>
    <style:style style:name="T15" style:family="text">
      <style:text-properties style:use-window-font-color="true" style:font-name="Times" fo:font-size="12pt" fo:font-style="italic" fo:font-weight="bold" style:font-name-asian="CMSY10" style:font-size-asian="12pt" style:font-style-asian="italic" style:font-weight-asian="bold" style:font-name-complex="Times New Roman1" style:font-size-complex="12pt" style:font-style-complex="italic" style:font-weight-complex="bold"/>
    </style:style>
    <style:style style:name="T16" style:family="text">
      <style:text-properties style:use-window-font-color="true" style:font-name="Times" fo:font-size="12pt" fo:font-style="italic" fo:font-weight="normal" style:font-name-asian="CMSY10" style:font-size-asian="12pt" style:font-style-asian="italic" style:font-weight-asian="normal" style:font-name-complex="Times New Roman1" style:font-size-complex="12pt" style:font-style-complex="italic" style:font-weight-complex="normal"/>
    </style:style>
    <style:style style:name="T17" style:family="text">
      <style:text-properties style:use-window-font-color="true" style:font-name="Times" fo:font-size="12pt" style:font-name-asian="CMSY10" style:font-size-asian="12pt" style:font-name-complex="Times New Roman1" style:font-size-complex="12pt"/>
    </style:style>
    <style:style style:name="T18" style:family="text">
      <style:text-properties style:use-window-font-color="true" style:text-position="sub 58%" style:font-name="Times" style:font-name-asian="Times New Roman1" style:font-size-asian="12pt" style:font-name-complex="Times New Roman1" style:font-size-complex="10pt"/>
    </style:style>
    <style:style style:name="T19" style:family="text">
      <style:text-properties style:use-window-font-color="true" style:text-position="sub 58%" style:font-name="Times" fo:font-style="normal" style:font-name-asian="Times New Roman1" style:font-size-asian="12pt" style:font-style-asian="normal" style:font-name-complex="Times New Roman1" style:font-size-complex="10pt" style:font-style-complex="normal"/>
    </style:style>
    <style:style style:name="T20" style:family="text">
      <style:text-properties style:use-window-font-color="true" style:text-position="sub 58%" style:font-name="Times" fo:font-size="12pt" fo:font-style="normal" style:font-name-asian="Times New Roman1" style:font-size-asian="12pt" style:font-style-asian="normal" style:font-name-complex="Times New Roman1" style:font-size-complex="10pt" style:font-style-complex="normal"/>
    </style:style>
    <style:style style:name="T21" style:family="text">
      <style:text-properties style:use-window-font-color="true" style:text-position="sub 58%"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22" style:family="text">
      <style:text-properties style:use-window-font-color="true" style:text-position="sub 58%"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3" style:family="text">
      <style:text-properties style:use-window-font-color="true" style:text-position="0% 100%" style:font-name="Times" style:font-name-asian="Times New Roman1" style:font-size-asian="12pt" style:font-name-complex="Times New Roman1" style:font-size-complex="10pt"/>
    </style:style>
    <style:style style:name="T24" style:family="text">
      <style:text-properties style:use-window-font-color="true" style:text-position="0% 100%" style:font-name="Times" fo:font-style="italic" style:font-name-asian="Times New Roman1" style:font-size-asian="12pt" style:font-style-asian="italic" style:font-name-complex="Times New Roman1" style:font-size-complex="10pt" style:font-style-complex="italic"/>
    </style:style>
    <style:style style:name="T25" style:family="text">
      <style:text-properties style:use-window-font-color="true" style:text-position="0% 100%" style:font-name="Times" fo:font-style="normal" style:font-name-asian="Times New Roman1" style:font-size-asian="12pt" style:font-style-asian="normal" style:font-name-complex="Times New Roman1" style:font-size-complex="10pt" style:font-style-complex="normal"/>
    </style:style>
    <style:style style:name="T26" style:family="text">
      <style:text-properties style:use-window-font-color="true" style:font-name="Tahoma"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7" style:family="text">
      <style:text-properties style:use-window-font-color="true" style:font-name="Tahoma" fo:font-size="10pt" fo:font-style="italic" fo:font-weight="normal" style:font-name-asian="CMSY10" style:font-size-asian="10pt" style:font-style-asian="italic" style:font-weight-asian="normal" style:font-name-complex="Times New Roman1" style:font-size-complex="10pt"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style:font-name="Times"/>
    </style:style>
    <style:style style:name="T32" style:family="text">
      <style:text-properties style:font-name="Times" fo:font-size="12pt" style:font-name-asian="Times New Roman1" style:font-size-asian="12pt" style:font-name-complex="Times New Roman1" style:font-size-complex="10pt"/>
    </style:style>
    <style:style style:name="T33" style:family="text">
      <style:text-properties style:text-position="sub 58%"/>
    </style:style>
    <style:style style:name="T34" style:family="text">
      <style:text-properties style:text-position="sub 58%" style:font-name="Segoe UI" style:font-name-asian="Times New Roman1" style:font-name-complex="Times New Roman1"/>
    </style:style>
    <style:style style:name="T35" style:family="text">
      <style:text-properties style:text-position="sub 58%" style:font-name="Times"/>
    </style:style>
    <style:style style:name="T36" style:family="text">
      <style:text-properties style:text-position="sub 58%" fo:font-style="normal" style:font-style-asian="normal" style:font-style-complex="normal"/>
    </style:style>
    <style:style style:name="T37" style:family="text">
      <style:text-properties style:text-position="sub 58%" fo:font-size="10pt" style:font-size-asian="10pt" style:font-size-complex="10pt"/>
    </style:style>
    <style:style style:name="T38" style:family="text">
      <style:text-properties style:text-position="0% 100%"/>
    </style:style>
    <style:style style:name="T39" style:family="text">
      <style:text-properties style:font-name="Times New Roman" style:font-name-asian="Times New Roman1" style:font-name-complex="Times New Roman1"/>
    </style:style>
    <style:style style:name="T40" style:family="text">
      <style:text-properties style:font-name="Segoe UI" style:font-name-asian="Times New Roman1" style:font-name-complex="Times New Roman1"/>
    </style:style>
    <style:style style:name="T41" style:family="text">
      <style:text-properties style:font-name="CMSY10" fo:font-size="12pt" style:font-name-asian="CMSY10" style:font-name-complex="CMSY10" style:font-size-complex="12pt"/>
    </style:style>
    <style:style style:name="T42" style:family="text">
      <style:text-properties style:font-name="Segoe UI1" fo:font-size="12pt" style:font-name-asian="CMSY10" style:font-name-complex="CMSY10" style:font-size-complex="12pt"/>
    </style:style>
    <style:style style:name="T43" style:family="text">
      <style:text-properties style:font-name="Times New Roman1" fo:font-size="12pt" style:font-name-asian="CMSY10" style:font-name-complex="CMSY10" style:font-size-complex="12pt"/>
    </style:style>
    <style:style style:name="T4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ítulo: </text:p>
      <text:p text:style-name="P9">Uma Ferramenta para suportar a publicação de visões RDF de dados relacionais</text:p>
      <text:p text:style-name="P11">Nome do Aluno: </text:p>
      <text:p text:style-name="P10">Luís Eufrasio Teixeira Neto</text:p>
      <text:p text:style-name="P10"><text:span text:style-name="T2">Nome da Orientadora:</text:span> </text:p>
      <text:p text:style-name="P10">Vânia Maria Ponte Vidal</text:p>
      <text:p text:style-name="P10"><text:span text:style-name="T2">Nome do Coorientador:</text:span> </text:p>
      <text:p text:style-name="P10">José Maria Monteiro</text:p>
      <text:p text:style-name="P11">Nível:</text:p>
      <text:p text:style-name="P10">Mestrado</text:p>
      <text:p text:style-name="P10"><text:span text:style-name="T2">Nome do Programa de pós-graduação:</text:span> </text:p>
      <text:p text:style-name="P10">Mestrado e Doutorado em Ciência da Computação</text:p>
      <text:p text:style-name="P11">Nome da Universidade: </text:p>
      <text:p text:style-name="P10">Universidade Federal do Ceará</text:p>
      <text:p text:style-name="P10"><text:span text:style-name="T2">E-mail de contato do aluno:</text:span> </text:p>
      <text:p text:style-name="P10">luiseufrasio@lia.ufc.br</text:p>
      <text:p text:style-name="P11">E-mail de contato da orientadora: </text:p>
      <text:p text:style-name="P10">vvidal@lia.ufc.br</text:p>
      <text:p text:style-name="P11">Ano de ingresso no programa: </text:p>
      <text:p text:style-name="P10">2010</text:p>
      <text:p text:style-name="P11">Data da defesa da proposta: </text:p>
      <text:p text:style-name="P10">05/05/2011</text:p>
      <text:p text:style-name="P11">Época esperada de conclusão: </text:p>
      <text:p text:style-name="P10">29/02/2012</text:p>
      <text:p text:style-name="P11">Etapas já concluídas: </text:p>
      <text:p text:style-name="P10">Proposta Defendida</text:p>
      <text:p text:style-name="P11">Etapas futuras: </text:p>
      <text:p text:style-name="P10">Defesa de Dissertação</text:p>
      <text:p text:style-name="P11">Resumo em português:</text:p>
      <text:p text:style-name="P12">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11">Palavras-chave: </text:p>
      <text:p text:style-name="P10">Linked Data, Web Semântica, RDF, R2RML, D2R Server, Publicação de Dados</text:p>
      <text:p text:style-name="P10"/>
      <text:p text:style-name="P10"/>
      <text:p text:style-name="P10"/>
      <text:p text:style-name="P10"><text:soft-page-break/></text:p>
      <text:p text:style-name="P10"/>
      <text:p text:style-name="SBC_3a_title">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3"><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text:soft-page-break/>Neste trabalho, tratamos do problema de gerar automaticamente tais mapeamentos.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Apesar de ser uma área relativamente nova, já existem vários trabalhos que colaboram com a publicação de dados no padrão Linked Data. Dentre os principais estão:</text:p>
      <text:list xml:id="list29472673" text:style-name="L1">
        <text:list-item>
          <text:p text:style-name="P45">Lod2: projeto de integração de dados em larga escala. Propõe ferramentas e metodologias corporativas para publicar e gerenciar grandes quantidades de informações estruturadas na web de dados, algoritmos de aprendizagem de máquina para automaticamente interligar e fundir dados na web, padrões e métodos para monitoramento confiável da proveniência, privacidade e segurança dos dados e ferramentas para busca, navegação e autoria de Linked Data. Possui um componente denominado Lod2 Stack que define um ciclo de vida de Linked Data. Nesse ciclo há uma fase de extração e carga que utiliza o D2R para extrair <text:s/>dados SQL. </text:p>
        </text:list-item>
        <text:list-item>
          <text:p text:style-name="P45">Sig.ma: aplicação que realiza mashups de vários datasets e diponibiliza acesso interativo a “Web de Dados” como um todo. É definido como sendo um navegador, um gerador de mashups e uma API para a web de dados. Nela é possível não somente pesquisar mas também compartilhar dados através da submissão de URLs que são incluídas nos mashups.</text:p>
        </text:list-item>
        <text:list-item>
          <text:p text:style-name="P45">OntoWiki: ferramenta que possui modos sofisticados para navegar, visualizar e criar bases de conhecimento baseadas em RDF. Ela serve e consome Linked Data e tem uma API para criação de aplicações web semânticas.</text:p>
        </text:list-item>
        <text:list-item>
          <text:p text:style-name="P45">Babel: Promove a conversão de bases relacionais, planilhas e outras fontes de dados em dados nos formatos OWL, RDFa, RSS, <text:s/>(X)HTML, RDF/XML e N3. Sugere a criação de templates simples para mapear qualquer tipo de fonte de dados para RDF. O argumento principal é que é mais fácil aprender a criar os templates do que aprender a criar os mapeamentos R2RML.</text:p>
        </text:list-item>
        <text:list-item>
          <text:p text:style-name="P45">Sommer:</text:p>
        </text:list-item>
      </text:list>
      <text:h text:style-name="SBC_3a_title_3a_1" text:outline-level="1"><text:soft-page-break/>Contextualização do Problema</text:h>
      <text:p text:style-name="P4">Para publicarmos fontes de dados na Web de acordo com os princípios do Linked Data, <text:s/>é necessário seguir uma sequência de passos como definido abaixo:</text:p>
      <text:list xml:id="list29469075" text:style-name="L2">
        <text:list-item>
          <text:p text:style-name="P58">Primeiro criamos uma ontologia da fonte, que modela os dados a serem publicados. </text:p>
        </text:list-item>
        <text:list-item>
          <text:p text:style-name="P58">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59"><text:span text:style-name="T4">Dando prossegu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61">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SBC_3a_paragraph"/>
      <text:p text:style-name="P6"><draw:frame draw:style-name="fr1" draw:name="figura5" text:anchor-type="paragraph" svg:x="1.52cm" svg:y="0cm" svg:width="11.959cm" svg:height="6.826cm" draw:z-index="1"><draw:image xlink:href="Pictures/2000000700002EB800001AABB157C4D9.svm" xlink:type="simple" xlink:show="embed" xlink:actuate="onLoad"/></draw:frame></text:p>
      <text:p text:style-name="P6"><text:soft-page-break/>Figura 1. Formas de acesso ao D2R Server</text:p>
      <text:p text:style-name="P17"><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5">Requisições oriundas da Web são reescritas em consultas SQL usando o mapeamento. Essa tradução “on-the-fly” permite a publicação de grandes bases de dados no formato RDF e elimina a necessidade de replicação desses dados.</text:p>
      <text:p text:style-name="P5">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criação de mapeamentos de dados no modelo relacional para dados no formato RDF, possibilitando que o autor do mapeamento escolha vocabulário e <text:s/>estrutura adequados para expressar os dados.</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ext:soft-page-break/>TriplesMaps. Cada TriplesMap contém uma referência a uma tabela lógica no banco de dados de entrada. A tabela lógica pode ser um dos itens seguintes:</text:p>
      <text:list xml:id="list29443977" text:style-name="L3">
        <text:list-item>
          <text:p text:style-name="P46">A tabela base que existe no esquema SQL de entrada.</text:p>
        </text:list-item>
        <text:list-item>
          <text:p text:style-name="P46">Uma visão que existe no esquema SQL de entrada.</text:p>
        </text:list-item>
        <text:list-item>
          <text:p text:style-name="P46">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6"><draw:frame draw:style-name="fr2" draw:name="figura1" text:anchor-type="paragraph" svg:width="13.39cm" svg:height="5.9cm" draw:z-index="0"><draw:image xlink:href="Pictures/2000000700003432000016F3D209ABD9.svm" xlink:type="simple" xlink:show="embed" xlink:actuate="onLoad"/></draw:frame></text:p>
      <text:p text:style-name="P17"/>
      <text:p text:style-name="P6">Figura 2. A arquitetura escolhida</text:p>
      <text:h text:style-name="P56" text:outline-level="2">Componentes Principais</text:h>
      <text:p text:style-name="P13">Uma das principais contribuições desse trabalho é tornar fácil para o usuário exportar seus dados relacionais em RDF através de uma interface amigável que esconde a complexidade de geração e manutenção dos mapeamentos.</text:p>
      <text:p text:style-name="P13"><text:soft-page-break/><text:tab/>Para tornar isso possível, é preciso criar mecanismos para:</text:p>
      <text:list xml:id="list29444608" text:style-name="L4">
        <text:list-item>
          <text:p text:style-name="P47">Criação de Ontologias de Domínio;</text:p>
        </text:list-item>
        <text:list-item>
          <text:p text:style-name="P47">Configuração de acesso ao banco de dados via D2R;</text:p>
        </text:list-item>
        <text:list-item>
          <text:p text:style-name="P47">Geração de mapeamentos R2RML;</text:p>
        </text:list-item>
        <text:list-item>
          <text:p text:style-name="P47">Tradução de R2RML para D2R Mapping Language;</text:p>
        </text:list-item>
        <text:list-item>
          <text:p text:style-name="P47">Criação do Endpoint SPARQL via D2R Server;</text:p>
        </text:list-item>
      </text:list>
      <text:p text:style-name="P13"><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56" text:outline-level="2">Estado Atual</text:h>
      <text:p text:style-name="P13">Com a arquitetura definida, o trabalho encontra-se na fase de especificação dos algoritmos a serem implementados.</text:p>
      <text:h text:style-name="SBC_3a_title_3a_1" text:outline-level="1">Estudo de Caso</text:h>
      <text:p text:style-name="P21">Esta seção apresenta a estratégia criada por [2] para gerar automaticamente ontologias de aplicação, considerando um conjunto de ontologias locais, uma ontologia de domínio e o resultado do matching entre cada ontologia local e a ontologia de domínio. Essa estratégia também permite a geração automática de mapeamentos entre a ontologia de domínio e as ontologias de aplicação, e entre cada ontologia de aplicação e sua ontologia local correspondente, que são usados para consultar as fontes de dados através da ontologia de domínio. </text:p>
      <text:p text:style-name="P21"><text:tab/>A estratégia proposta tem três passos: (1) <text:span text:style-name="T28">matching de vocabulário</text:span><text:span text:style-name="T30">, que gera um conjunto de correspondências entre entidades de cada ontologia local e a ontologia de domínio. Nesse passo, a contribuição é um modelo de matching que captura o resultado de um processo de matching já existente. Não é proposto um novo algoritmo para realizar matching; (2) o </text:span><text:span text:style-name="T28">post-matching</text:span><text:span text:style-name="T30">, que valida as correspondências obtidas no passo (1) e ajuda a ajustar algumas correspondências que não podem ser capturados por algoritmos de matching tradicionais; e (3) </text:span><text:span text:style-name="T28">geração das ontologias de aplicação e dos mapeamentos</text:span><text:span text:style-name="T30">, que primeiro deduz o conjunto de regras de mapeamento LO-DO (Local Ontology – Domain Ontology) a partir das correspondências obtidas no passo (2), e então usa essas regras para gerar as ontologias de aplicação e um conjunto de mapeamentos (mapeamentos mediados e mapeamentos Local Ontology – Application Ontology).</text:span></text:p>
      <text:p text:style-name="P23"><text:span text:style-name="T30">Essa abordagem não trata somente correspondências homogêneas entre classes e entre propriedades, mas com ela é possível capturar outros tipos de correspondências, resultantes de heterogeneidades estruturais (chamadas em [2] de correspondências de caminho). Essas correspondências são obtidas no passo de post-matching e o resultado delas é usado para gerar o conjunto de </text:span><text:span text:style-name="T28">mapeamentos operacionais</text:span><text:span text:style-name="T30">.</text:span></text:p>
      <text:p text:style-name="P23">Nas subseções que seguem apresentamos o formalismo de mapeamento baseado em regras criado por [2], o exemplo utilizado no estudo de caso, …</text:p>
      <text:h text:style-name="SBC_3a_title_3a_2" text:outline-level="2"><text:soft-page-break/>Formalismo de Mapeamentos baseado em Regras</text:h>
      <text:p text:style-name="P2">Seja F um conjunto de símbolos funcionais, B um conjunto de conceitos atômicos e papéis atômicos, e U um conjunto de variáveis. O conjunto de termos sobre F e U é definido recursivamente da seguinte forma:</text:p>
      <text:list xml:id="list29443735" text:style-name="L5">
        <text:list-item>
          <text:list>
            <text:list-item>
              <text:list>
                <text:list-item>
                  <text:p text:style-name="P60">cada variável v em U é um termo;</text:p>
                </text:list-item>
                <text:list-item>
                  <text:p text:style-name="P60">cada constante c em F é um termo;</text:p>
                </text:list-item>
                <text:list-item>
                  <text:p text:style-name="P60">Se t<text:span text:style-name="T33">1</text:span>,...,t<text:span text:style-name="T33">n </text:span><text:span text:style-name="T38">são termos, e f</text:span><text:span text:style-name="T6"> </text:span><text:span text:style-name="T38">é uma função n-ária em F, então f</text:span><text:span text:style-name="T38">(t</text:span><text:span text:style-name="T33">1</text:span><text:span text:style-name="T38">,...,t</text:span><text:span text:style-name="T33">n</text:span><text:span text:style-name="T38">) é um termo.</text:span></text:p>
                </text:list-item>
              </text:list>
            </text:list-item>
          </text:list>
        </text:list-item>
      </text:list>
      <text:p text:style-name="P24">Um átomo sobre F, B e U é uma expressão da forma c(t), onde c é um conceito atômico e t é um termo, ou da forma p(t,u), onde p é um papel atômico e t e u são termos.</text:p>
      <text:p text:style-name="P26"><text:span text:style-name="T7">Faça O</text:span><text:span text:style-name="T18">S</text:span><text:span text:style-name="T7"> e O</text:span><text:span text:style-name="T18">T</text:span><text:span text:style-name="T7"> serem duas ontologias e R uma linguagem de regras. Em [2], a </text:span><text:span text:style-name="T7">relação entre um conceito de O</text:span><text:span text:style-name="T18">S</text:span><text:span text:style-name="T7"> e um conceito de O</text:span><text:span text:style-name="T18">T </text:span><text:span text:style-name="T23">(chamado de mapeamento de conceito) é especificado por um conjunto de </text:span><text:span text:style-name="T24">regras de mapeamento </text:span><text:span text:style-name="T25">da forma</text:span></text:p>
      <text:p text:style-name="P26"><text:span text:style-name="T39">β</text:span><text:span text:style-name="T33">1</text:span>(<text:span text:style-name="T40">ω</text:span><text:span text:style-name="T34">1</text:span>) &lt;= <text:span text:style-name="T40">α</text:span><text:span text:style-name="T34">1</text:span><text:span text:style-name="T31">(v</text:span><text:span text:style-name="T35">1</text:span><text:span text:style-name="T31">), …, </text:span><text:span text:style-name="T40">α</text:span><text:span text:style-name="T34">m</text:span><text:span text:style-name="T31">(v</text:span><text:span text:style-name="T34">m</text:span><text:span text:style-name="T31">), onde:</text:span></text:p>
      <text:p text:style-name="P14"><text:span text:style-name="T40">α</text:span><text:span text:style-name="T34">1</text:span><text:span text:style-name="T31">(v</text:span><text:span text:style-name="T35">1</text:span><text:span text:style-name="T31">), …, </text:span><text:span text:style-name="T40">α</text:span><text:span text:style-name="T34">m</text:span><text:span text:style-name="T31">(v</text:span><text:span text:style-name="T34">m</text:span><text:span text:style-name="T31">), chamado de corpo da regra de mapeamento, é um átomo ou uma conjunção de átomos, onde </text:span><text:span text:style-name="T40">α</text:span><text:span text:style-name="T34">i</text:span><text:span text:style-name="T31">(v</text:span><text:span text:style-name="T35">i</text:span><text:span text:style-name="T31">) é um átomo cujo conceito atômico ou papel atômico ocorre na ontologia fonte </text:span><text:span text:style-name="T7">O</text:span><text:span text:style-name="T18">S</text:span><text:span text:style-name="T31">;</text:span></text:p>
      <text:p text:style-name="P14"><text:span text:style-name="T39">β</text:span><text:span text:style-name="T35">1</text:span><text:span text:style-name="T31">(</text:span><text:span text:style-name="T40">ω</text:span><text:span text:style-name="T34">1</text:span><text:span text:style-name="T31">), chamado de cabeça da regra de mapeamento, é um átomo cujo conceito atômico ou papel atômico ocorre na ontologia alvo </text:span><text:span text:style-name="T7">O</text:span><text:span text:style-name="T18">T</text:span><text:span text:style-name="T31">.</text:span></text:p>
      <text:p text:style-name="P26"><text:span text:style-name="T7">Esse formalismo baseado em regras suporta </text:span><text:span text:style-name="T8">Skolem functions </text:span><text:span text:style-name="T9">[7] para criação de novos OID's de classes na O</text:span><text:span text:style-name="T19">T </text:span><text:span text:style-name="T9">de uma ou mais propriedades da O</text:span><text:span text:style-name="T19">S</text:span><text:span text:style-name="T9">. Em [2] Skolem functions são usados simplesmente para geração de URIref. Assim, essas regras de mapeamento permitem a construção de URIrefs para novos objetos em O</text:span><text:span text:style-name="T19">T <text:s/></text:span><text:span text:style-name="T9">como termos na forma </text:span><text:span text:style-name="T25">f(t</text:span><text:span text:style-name="T19">1</text:span><text:span text:style-name="T25">,...,t</text:span><text:span text:style-name="T19">n</text:span><text:span text:style-name="T25">)</text:span><text:span text:style-name="T9">, onde f é um símbolo de função n-ária e </text:span><text:span text:style-name="T25">t</text:span><text:span text:style-name="T19">1</text:span><text:span text:style-name="T25">,...,t</text:span><text:span text:style-name="T19">n</text:span><text:span text:style-name="T25"> é uma sequência de termos de O</text:span><text:span text:style-name="T19">S</text:span><text:span text:style-name="T25">.</text:span></text:p>
      <text:h text:style-name="P57" text:outline-level="2">Esquemas Extralite</text:h>
      <text:p text:style-name="P15">Nesse trabalho, consideramos a família de ontologias extralite (ou esquemas extralite [8]). Uma ontologia extralite inclui a definição de classes, propriedades do tipo datatype e object, e admite restrições do tipo domain e range, cardinalidades mínima e máxima, subconuntos e disjunção. Formalmente, uma ontologia extralite é um par <text:span text:style-name="T29">s = (A, C)</text:span> tal que:</text:p>
      <text:list xml:id="list29473295" text:style-name="L6">
        <text:list-item>
          <text:p text:style-name="P48"><text:span text:style-name="T8">A</text:span><text:span text:style-name="T7"> é um alfabeto, dito vocabulário de </text:span><text:span text:style-name="T8">s</text:span><text:span text:style-name="T7">, cujos conceitos atômicos são chamados de classes de </text:span><text:span text:style-name="T8">s</text:span><text:span text:style-name="T7"> e os papéis atômicos são chamados de propriedades de </text:span><text:span text:style-name="T8">s</text:span><text:span text:style-name="T7">.</text:span></text:p>
        </text:list-item>
        <text:list-item>
          <text:p text:style-name="P49"><text:span text:style-name="T7">C</text:span><text:span text:style-name="T9"> é um conjunto de fórmulas, ditas restrições sobre </text:span><text:span text:style-name="T7">s</text:span><text:span text:style-name="T9">, onde cada restrição possui uma das seguintes formas:</text:span></text:p>
          <text:list>
            <text:list-item>
              <text:p text:style-name="P49"><text:span text:style-name="T9">Domain</text:span><text:span text:style-name="T10">: </text:span><text:span text:style-name="T10"><draw:frame draw:style-name="fr3" draw:name="Objeto1" text:anchor-type="as-char" svg:width="1.515cm" svg:height="0.483cm" draw:z-index="2"><draw:object xlink:href="./Object 1" xlink:type="simple" xlink:show="embed" xlink:actuate="onLoad"/><draw:image xlink:href="./ObjectReplacements/Object 1" xlink:type="simple" xlink:show="embed" xlink:actuate="onLoad"/><svg:desc>fórmula</svg:desc></draw:frame></text:span><text:span text:style-name="T11">(a propriedade P tem domínio D)</text:span></text:p>
            </text:list-item>
            <text:list-item>
              <text:p text:style-name="P49"><text:span text:style-name="T11">Range: </text:span><text:span text:style-name="T11"><draw:frame draw:style-name="fr3" draw:name="Objeto2" text:anchor-type="as-char" svg:width="1.649cm" svg:height="0.542cm" draw:z-index="3"><draw:object xlink:href="./Object 2" xlink:type="simple" xlink:show="embed" xlink:actuate="onLoad"/><draw:image xlink:href="./ObjectReplacements/Object 2" xlink:type="simple" xlink:show="embed" xlink:actuate="onLoad"/><svg:desc>fórmula</svg:desc></draw:frame></text:span><text:span text:style-name="T11">(a propriedade P tem imagem R)</text:span></text:p>
            </text:list-item>
            <text:list-item>
              <text:p text:style-name="P50"><text:span text:style-name="T11">Cardinalidade Mínima: </text:span><text:span text:style-name="T11"><draw:frame draw:style-name="fr3" draw:name="Objeto3" text:anchor-type="as-char" svg:width="5.992cm" svg:height="0.487cm" draw:z-index="4"><draw:object xlink:href="./Object 3" xlink:type="simple" xlink:show="embed" xlink:actuate="onLoad"/><draw:image xlink:href="./ObjectReplacements/Object 3" xlink:type="simple" xlink:show="embed" xlink:actuate="onLoad"/><svg:desc>fórmula</svg:desc></draw:frame></text:span></text:p>
              <text:p text:style-name="P51">(a propriedade P mapeia cada indivíduo do domínio D em pelo menos k <text:soft-page-break/>indivíduos distintos)</text:p>
            </text:list-item>
            <text:list-item>
              <text:p text:style-name="P50"><text:span text:style-name="T11">Cardinalidade Máxima: </text:span><text:span text:style-name="T11"><draw:frame draw:style-name="fr3" draw:name="Objeto4" text:anchor-type="as-char" svg:width="5.992cm" svg:height="0.487cm" draw:z-index="5"><draw:object xlink:href="./Object 4" xlink:type="simple" xlink:show="embed" xlink:actuate="onLoad"/><draw:image xlink:href="./ObjectReplacements/Object 4" xlink:type="simple" xlink:show="embed" xlink:actuate="onLoad"/><svg:desc>fórmula</svg:desc></draw:frame></text:span></text:p>
              <text:p text:style-name="P51">(a propriedade P mapeia cada indivíduo do domínio D em no máximo k indivíduos distintos)</text:p>
            </text:list-item>
            <text:list-item>
              <text:p text:style-name="P52"><text:span text:style-name="T14">Subconjunto: </text:span><text:span text:style-name="T14"><draw:frame draw:style-name="fr3" draw:name="Objeto5" text:anchor-type="as-char" svg:width="1.214cm" svg:height="0.483cm" draw:z-index="6"><draw:object xlink:href="./Object 5" xlink:type="simple" xlink:show="embed" xlink:actuate="onLoad"/><draw:image xlink:href="./ObjectReplacements/Object 5" xlink:type="simple" xlink:show="embed" xlink:actuate="onLoad"/><svg:desc>fórmula</svg:desc></draw:frame></text:span><text:span text:style-name="T14">(a classe C é subclasse da classe D)</text:span></text:p>
            </text:list-item>
            <text:list-item>
              <text:p text:style-name="P52"><text:span text:style-name="T14">Disjunção: </text:span><text:span text:style-name="T14"><draw:frame draw:style-name="fr3" draw:name="Objeto6" text:anchor-type="as-char" svg:width="0.958cm" svg:height="0.487cm" draw:z-index="7"><draw:object xlink:href="./Object 6" xlink:type="simple" xlink:show="embed" xlink:actuate="onLoad"/><draw:image xlink:href="./ObjectReplacements/Object 6" xlink:type="simple" xlink:show="embed" xlink:actuate="onLoad"/><svg:desc>fórmula</svg:desc></draw:frame></text:span><text:span text:style-name="T14">(a classe C é disjunta com a classe D)</text:span></text:p>
            </text:list-item>
          </text:list>
        </text:list-item>
      </text:list>
      <text:p text:style-name="P23">Por fim, é definido que: uma classe <text:span text:style-name="T28">c</text:span> domina uma classe <text:span text:style-name="T28">d</text:span><text:span text:style-name="T30"> no esquema </text:span><text:span text:style-name="T28">s </text:span><text:span text:style-name="T30">[8] sse </text:span><text:span text:style-name="T28">c = d</text:span><text:span text:style-name="T30">, ou existe uma sequência (c</text:span><text:span text:style-name="T36">1</text:span>, c<text:span text:style-name="T36">2</text:span>, …, c<text:span text:style-name="T36">n</text:span>) tal que <text:span text:style-name="T28">c</text:span> = c<text:span text:style-name="T36">1</text:span>, <text:span text:style-name="T28">d</text:span> = c<text:span text:style-name="T36">n </text:span>e c<text:span text:style-name="T36">n-1 </text:span>subordina c<text:span text:style-name="T36">n</text:span>, e para cada i <text:span text:style-name="T42">є</text:span><text:span text:style-name="T41"> </text:span><text:span text:style-name="T43">[1, n – 2), ou</text:span></text:p>
      <text:list xml:id="list29459555" text:style-name="L7">
        <text:list-item>
          <text:p text:style-name="P53"><text:span text:style-name="T17">c</text:span><text:span text:style-name="T20">i+1</text:span><text:span text:style-name="T17"> e c</text:span><text:span text:style-name="T20">i</text:span><text:span text:style-name="T17"> são classes e c</text:span><text:span text:style-name="T20">i+1 </text:span><text:span text:style-name="T17">é uma subclasse de c</text:span><text:span text:style-name="T20">i <text:s/></text:span><text:span text:style-name="T17">em</text:span><text:span text:style-name="T20"> <text:s/></text:span><text:span text:style-name="T15">s</text:span><text:span text:style-name="T17">, ou</text:span></text:p>
        </text:list-item>
        <text:list-item>
          <text:p text:style-name="P53"><text:span text:style-name="T17">c</text:span><text:span text:style-name="T20">i+1</text:span><text:span text:style-name="T17"> é um object property em </text:span><text:span text:style-name="T15">s</text:span><text:span text:style-name="T12">, cujo domínio é c</text:span><text:span text:style-name="T21">i</text:span><text:span text:style-name="T12">, ou</text:span></text:p>
        </text:list-item>
        <text:list-item>
          <text:p text:style-name="P53"><text:span text:style-name="T12">c</text:span><text:span text:style-name="T21">i</text:span><text:span text:style-name="T12"> é um object property em </text:span><text:span text:style-name="T15">s</text:span><text:span text:style-name="T12">, cuja imagem é c</text:span><text:span text:style-name="T21">i+1</text:span><text:span text:style-name="T12">.</text:span></text:p>
        </text:list-item>
      </text:list>
      <text:p text:style-name="P18"><text:span text:style-name="T12">Podemos afirmar que π</text:span><text:span text:style-name="T26"> </text:span><text:span text:style-name="T12">= </text:span><text:span text:style-name="T13">(c</text:span><text:span text:style-name="T21">1</text:span><text:span text:style-name="T13">, c</text:span><text:span text:style-name="T21">2</text:span><text:span text:style-name="T13">, … , c</text:span><text:span text:style-name="T21">n</text:span><text:span text:style-name="T13">) </text:span><text:span text:style-name="T12">é um caminho de dominância [8] de </text:span><text:span text:style-name="T16">c</text:span><text:span text:style-name="T12"> para </text:span><text:span text:style-name="T16">d</text:span><text:span text:style-name="T12"> e </text:span><text:span text:style-name="T27">θ</text:span><text:span text:style-name="T12"> = (pk</text:span><text:span text:style-name="T22">1</text:span><text:span text:style-name="T12">, pk</text:span><text:span text:style-name="T22">2</text:span><text:span text:style-name="T12">, …, pk</text:span><text:span text:style-name="T22">n</text:span><text:span text:style-name="T12">), a subsequência de π consistindo de object properties que ocorrem em π, é o caminho de propriedade correspondente para π (</text:span><text:span text:style-name="T27">θ</text:span><text:span text:style-name="T12"> <text:s/>pode ser uma sequência vazia).</text:span></text:p>
      <text:h text:style-name="P57" text:outline-level="2"/>
      <text:h text:style-name="P57" text:outline-level="2">Exemplo</text:h>
      <text:p text:style-name="P25">Inicialmente criamos os mapeamentos da base de dados para a Ontologia Local (1). Em seguida, definimos os tipos de mapeamentos possíveis entre os objetos da base de dados e os elementos da ontologia local (2), utilizamos as regras definidas em [2] para mapeamentos entre ontologias local e de domínio (3), identificamos os tipos de mapeamentos entre ontologias (4). Por fim, substituímos em (3) os elementos da ontologia local pelos elementos do banco de dados utilizando os mapeamentos definidos em (1). Resultando em um mapeamento final da base de dados para a Ontologia de Domínio. Desse resultado, extraímos as generalizações de mapeamentos entre bases de dados relacionais e ontologias de domínio.</text:p>
      <text:p text:style-name="P25"/>
      <text:list xml:id="list29447678" text:style-name="L8">
        <text:list-header>
          <text:p text:style-name="P54">(1) Mapeamento das bases de dados para as ontologias locais:</text:p>
        </text:list-header>
      </text:list>
      <text:list xml:id="list29471626" text:style-name="L9">
        <text:list-header>
          <text:p text:style-name="P55">Amazon</text:p>
        </text:list-header>
      </text:list>
      <table:table table:name="Tabela1" table:style-name="Tabela1">
        <table:table-column table:style-name="Tabela1.A" table:number-columns-repeated="3"/>
        <table:table-column table:style-name="Tabela1.D"/>
        <table:table-row>
          <table:table-cell table:style-name="Tabela1.A1" office:value-type="string">
            <text:p text:style-name="P28">Tipo no BD</text:p>
          </table:table-cell>
          <table:table-cell table:style-name="Tabela1.A1" office:value-type="string">
            <text:p text:style-name="P28">Elemento BD</text:p>
          </table:table-cell>
          <table:table-cell table:style-name="Tabela1.A1" office:value-type="string">
            <text:p text:style-name="P28">Elemento RDF</text:p>
          </table:table-cell>
          <table:table-cell table:style-name="Tabela1.D1" office:value-type="string">
            <text:p text:style-name="P28">Tipo RDF</text:p>
          </table:table-cell>
        </table:table-row>
        <table:table-row>
          <table:table-cell table:style-name="Tabela1.A2" office:value-type="string">
            <text:p text:style-name="P27">Tabela</text:p>
          </table:table-cell>
          <table:table-cell table:style-name="Tabela1.A2" office:value-type="string">
            <text:p text:style-name="P27">book</text:p>
          </table:table-cell>
          <table:table-cell table:style-name="Tabela1.A2" office:value-type="string">
            <text:p text:style-name="P27">a:Book</text:p>
          </table:table-cell>
          <table:table-cell table:style-name="Tabela1.D2" office:value-type="string">
            <text:p text:style-name="P27">Subclasse</text:p>
          </table:table-cell>
        </table:table-row>
        <table:table-row>
          <table:table-cell table:style-name="Tabela1.A2" office:value-type="string">
            <text:p text:style-name="P27">Coluna</text:p>
          </table:table-cell>
          <table:table-cell table:style-name="Tabela1.A2" office:value-type="string">
            <text:p text:style-name="P27">book.title</text:p>
          </table:table-cell>
          <table:table-cell table:style-name="Tabela1.A2" office:value-type="string">
            <text:p text:style-name="P27">a:title</text:p>
          </table:table-cell>
          <table:table-cell table:style-name="Tabela1.D2" office:value-type="string">
            <text:p text:style-name="P27">Data Property</text:p>
          </table:table-cell>
        </table:table-row>
        <table:table-row>
          <table:table-cell table:style-name="Tabela1.A2" office:value-type="string">
            <text:p text:style-name="P27">Coluna (FK)</text:p>
          </table:table-cell>
          <table:table-cell table:style-name="Tabela1.A2" office:value-type="string">
            <text:p text:style-name="P27">book.publisher</text:p>
          </table:table-cell>
          <table:table-cell table:style-name="Tabela1.A2" office:value-type="string">
            <text:p text:style-name="P27">a:publisher</text:p>
          </table:table-cell>
          <table:table-cell table:style-name="Tabela1.D2" office:value-type="string">
            <text:p text:style-name="P27">Object Property</text:p>
          </table:table-cell>
        </table:table-row>
        <table:table-row>
          <table:table-cell table:style-name="Tabela1.A2" office:value-type="string">
            <text:p text:style-name="P27">Tabela</text:p>
          </table:table-cell>
          <table:table-cell table:style-name="Tabela1.A2" office:value-type="string">
            <text:p text:style-name="P27">publisher</text:p>
          </table:table-cell>
          <table:table-cell table:style-name="Tabela1.A2" office:value-type="string">
            <text:p text:style-name="P27">a:Publ</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publisher.name</text:p>
          </table:table-cell>
          <table:table-cell table:style-name="Tabela1.A2" office:value-type="string">
            <text:p text:style-name="P27">a:name</text:p>
          </table:table-cell>
          <table:table-cell table:style-name="Tabela1.D2" office:value-type="string">
            <text:p text:style-name="P27">Data Property</text:p>
          </table:table-cell>
        </table:table-row>
        <table:table-row>
          <table:table-cell table:style-name="Tabela1.A2" office:value-type="string">
            <text:p text:style-name="P27">Coluna</text:p>
          </table:table-cell>
          <table:table-cell table:style-name="Tabela1.A2" office:value-type="string">
            <text:p text:style-name="P27">publisher.address</text:p>
          </table:table-cell>
          <table:table-cell table:style-name="Tabela1.A2" office:value-type="string">
            <text:p text:style-name="P27">a:address</text:p>
          </table:table-cell>
          <table:table-cell table:style-name="Tabela1.D2" office:value-type="string">
            <text:p text:style-name="P27">Data Property</text:p>
          </table:table-cell>
        </table:table-row>
        <table:table-row>
          <table:table-cell table:style-name="Tabela1.A2" office:value-type="string">
            <text:p text:style-name="P27">Tabela</text:p>
          </table:table-cell>
          <table:table-cell table:style-name="Tabela1.A2" office:value-type="string">
            <text:p text:style-name="P27">product</text:p>
          </table:table-cell>
          <table:table-cell table:style-name="Tabela1.A2" office:value-type="string">
            <text:p text:style-name="P27">a:Product</text:p>
          </table:table-cell>
          <table:table-cell table:style-name="Tabela1.D2" office:value-type="string">
            <text:p text:style-name="P27">Classe</text:p>
          </table:table-cell>
        </table:table-row>
        <text:soft-page-break/>
        <table:table-row>
          <table:table-cell table:style-name="Tabela1.A2" office:value-type="string">
            <text:p text:style-name="P27">Coluna</text:p>
          </table:table-cell>
          <table:table-cell table:style-name="Tabela1.A2" office:value-type="string">
            <text:p text:style-name="P27">product.title</text:p>
          </table:table-cell>
          <table:table-cell table:style-name="Tabela1.A2" office:value-type="string">
            <text:p text:style-name="P27">a:title</text:p>
          </table:table-cell>
          <table:table-cell table:style-name="Tabela1.D2" office:value-type="string">
            <text:p text:style-name="P27">Data Property</text:p>
          </table:table-cell>
        </table:table-row>
        <table:table-row>
          <table:table-cell table:style-name="Tabela1.A2" office:value-type="string">
            <text:p text:style-name="P27">Tabela</text:p>
          </table:table-cell>
          <table:table-cell table:style-name="Tabela1.A2" office:value-type="string">
            <text:p text:style-name="P27">music</text:p>
          </table:table-cell>
          <table:table-cell table:style-name="Tabela1.A2" office:value-type="string">
            <text:p text:style-name="P27">a:Music</text:p>
          </table:table-cell>
          <table:table-cell table:style-name="Tabela1.D2" office:value-type="string">
            <text:p text:style-name="P27">Subclasse</text:p>
          </table:table-cell>
        </table:table-row>
        <table:table-row>
          <table:table-cell table:style-name="Tabela1.A2" office:value-type="string">
            <text:p text:style-name="P27">Coluna (FK)</text:p>
          </table:table-cell>
          <table:table-cell table:style-name="Tabela1.A2" office:value-type="string">
            <text:p text:style-name="P27">music.rec</text:p>
          </table:table-cell>
          <table:table-cell table:style-name="Tabela1.A2" office:value-type="string">
            <text:p text:style-name="P27">a:rec</text:p>
          </table:table-cell>
          <table:table-cell table:style-name="Tabela1.D2" office:value-type="string">
            <text:p text:style-name="P27">Object Property</text:p>
          </table:table-cell>
        </table:table-row>
        <table:table-row>
          <table:table-cell table:style-name="Tabela1.A2" office:value-type="string">
            <text:p text:style-name="P27">Tabela</text:p>
          </table:table-cell>
          <table:table-cell table:style-name="Tabela1.A2" office:value-type="string">
            <text:p text:style-name="P27">recorder</text:p>
          </table:table-cell>
          <table:table-cell table:style-name="Tabela1.A2" office:value-type="string">
            <text:p text:style-name="P27">a:Recorder</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recorder.recname</text:p>
          </table:table-cell>
          <table:table-cell table:style-name="Tabela1.A2" office:value-type="string">
            <text:p text:style-name="P27">a:recname</text:p>
          </table:table-cell>
          <table:table-cell table:style-name="Tabela1.D2" office:value-type="string">
            <text:p text:style-name="P27">Data Property</text:p>
          </table:table-cell>
        </table:table-row>
      </table:table>
      <text:p text:style-name="P25"/>
      <text:p text:style-name="P16">Ebay</text:p>
      <table:table table:name="Tabela4" table:style-name="Tabela4">
        <table:table-column table:style-name="Tabela4.A" table:number-columns-repeated="3"/>
        <table:table-column table:style-name="Tabela4.D"/>
        <table:table-row>
          <table:table-cell table:style-name="Tabela4.A1" office:value-type="string">
            <text:p text:style-name="P28">Tipo no BD</text:p>
          </table:table-cell>
          <table:table-cell table:style-name="Tabela4.A1" office:value-type="string">
            <text:p text:style-name="P28">Elemento BD</text:p>
          </table:table-cell>
          <table:table-cell table:style-name="Tabela4.A1" office:value-type="string">
            <text:p text:style-name="P28">Elemento RDF</text:p>
          </table:table-cell>
          <table:table-cell table:style-name="Tabela4.D1" office:value-type="string">
            <text:p text:style-name="P28">Tipo RDF</text:p>
          </table:table-cell>
        </table:table-row>
        <table:table-row>
          <table:table-cell table:style-name="Tabela4.A2" office:value-type="string">
            <text:p text:style-name="P27">Tabela</text:p>
          </table:table-cell>
          <table:table-cell table:style-name="Tabela4.A2" office:value-type="string">
            <text:p text:style-name="P27">product</text:p>
          </table:table-cell>
          <table:table-cell table:style-name="Tabela4.A2" office:value-type="string">
            <text:p text:style-name="P27">e:Product</text:p>
          </table:table-cell>
          <table:table-cell table:style-name="Tabela4.D2" office:value-type="string">
            <text:p text:style-name="P27">Classe</text:p>
          </table:table-cell>
        </table:table-row>
        <table:table-row>
          <table:table-cell table:style-name="Tabela4.A2" office:value-type="string">
            <text:p text:style-name="P27">Coluna</text:p>
          </table:table-cell>
          <table:table-cell table:style-name="Tabela4.A2" office:value-type="string">
            <text:p text:style-name="P27">product.type</text:p>
          </table:table-cell>
          <table:table-cell table:style-name="Tabela4.A2" office:value-type="string">
            <text:p text:style-name="P27">e:type</text:p>
          </table:table-cell>
          <table:table-cell table:style-name="Tabela4.D2" office:value-type="string">
            <text:p text:style-name="P27">Data Property</text:p>
          </table:table-cell>
        </table:table-row>
        <table:table-row>
          <table:table-cell table:style-name="Tabela4.A2" office:value-type="string">
            <text:p text:style-name="P27">Coluna</text:p>
          </table:table-cell>
          <table:table-cell table:style-name="Tabela4.A2" office:value-type="string">
            <text:p text:style-name="P27">product.title</text:p>
          </table:table-cell>
          <table:table-cell table:style-name="Tabela4.A2" office:value-type="string">
            <text:p text:style-name="P27">e:title</text:p>
          </table:table-cell>
          <table:table-cell table:style-name="Tabela4.D2" office:value-type="string">
            <text:p text:style-name="P27">Data Property</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pub</text:p>
          </table:table-cell>
          <table:table-cell table:style-name="Tabela4.D2" office:value-type="string">
            <text:p text:style-name="P27">Object Property</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Publ</text:p>
          </table:table-cell>
          <table:table-cell table:style-name="Tabela4.D2" office:value-type="string">
            <text:p text:style-name="P27">Classe</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name</text:p>
          </table:table-cell>
          <table:table-cell table:style-name="Tabela4.D2" office:value-type="string">
            <text:p text:style-name="P27">Data Property</text:p>
          </table:table-cell>
        </table:table-row>
      </table:table>
      <text:p text:style-name="P25"/>
      <text:p text:style-name="P16">(2) Tipos de mapeamentos possíveis entre bases de dados e ontologias locais identificados:</text:p>
      <table:table table:name="Tabela6" table:style-name="Tabela6">
        <table:table-column table:style-name="Tabela6.A"/>
        <table:table-column table:style-name="Tabela6.B"/>
        <table:table-column table:style-name="Tabela6.C"/>
        <table:table-row>
          <table:table-cell table:style-name="Tabela6.A1" office:value-type="string">
            <text:p text:style-name="P30">#1</text:p>
          </table:table-cell>
          <table:table-cell table:style-name="Tabela6.A1" office:value-type="string">
            <text:p text:style-name="P29">C<text:span text:style-name="T33">L</text:span> &lt;= T</text:p>
          </table:table-cell>
          <table:table-cell table:style-name="Tabela6.C1" office:value-type="string">
            <text:p text:style-name="P27">Classe Local &lt;= Tabela </text:p>
          </table:table-cell>
        </table:table-row>
        <table:table-row>
          <table:table-cell table:style-name="Tabela6.A2" office:value-type="string">
            <text:p text:style-name="P30">#2</text:p>
          </table:table-cell>
          <table:table-cell table:style-name="Tabela6.A2" office:value-type="string">
            <text:p text:style-name="P29">S<text:span text:style-name="T33">L</text:span> &lt;= T</text:p>
          </table:table-cell>
          <table:table-cell table:style-name="Tabela6.C2" office:value-type="string">
            <text:p text:style-name="P27">Subclasse Local &lt;= Tabela </text:p>
          </table:table-cell>
        </table:table-row>
        <table:table-row>
          <table:table-cell table:style-name="Tabela6.A2" office:value-type="string">
            <text:p text:style-name="P30">#3</text:p>
          </table:table-cell>
          <table:table-cell table:style-name="Tabela6.A2" office:value-type="string">
            <text:p text:style-name="P29"><text:s/>DP<text:span text:style-name="T33">L </text:span>&lt;= C<text:span text:style-name="T33">O</text:span></text:p>
          </table:table-cell>
          <table:table-cell table:style-name="Tabela6.C2" office:value-type="string">
            <text:p text:style-name="P27">Data Property &lt;= Coluna</text:p>
          </table:table-cell>
        </table:table-row>
        <table:table-row>
          <table:table-cell table:style-name="Tabela6.A2" office:value-type="string">
            <text:p text:style-name="P30">#4</text:p>
          </table:table-cell>
          <table:table-cell table:style-name="Tabela6.A2" office:value-type="string">
            <text:p text:style-name="P29">OP<text:span text:style-name="T33">L </text:span>&lt;= C<text:span text:style-name="T33">O</text:span></text:p>
          </table:table-cell>
          <table:table-cell table:style-name="Tabela6.C2" office:value-type="string">
            <text:p text:style-name="P27">Object Property &lt;= Coluna </text:p>
          </table:table-cell>
        </table:table-row>
        <table:table-row>
          <table:table-cell table:style-name="Tabela6.A2" office:value-type="string">
            <text:p text:style-name="P30">#5</text:p>
          </table:table-cell>
          <table:table-cell table:style-name="Tabela6.A2" office:value-type="string">
            <text:p text:style-name="P29">C<text:span text:style-name="T33">L </text:span>&lt;= C<text:span text:style-name="T33">O</text:span></text:p>
          </table:table-cell>
          <table:table-cell table:style-name="Tabela6.C2" office:value-type="string">
            <text:p text:style-name="P27">Classe Local &lt;= Coluna</text:p>
          </table:table-cell>
        </table:table-row>
        <table:table-row>
          <table:table-cell table:style-name="Tabela6.A2" office:value-type="string">
            <text:p text:style-name="P30">#6</text:p>
          </table:table-cell>
          <table:table-cell table:style-name="Tabela6.A2" office:value-type="string">
            <text:p text:style-name="P29">OP<text:span text:style-name="T33">L </text:span>&lt;= C<text:span text:style-name="T33">O, FK</text:span></text:p>
          </table:table-cell>
          <table:table-cell table:style-name="Tabela6.C2" office:value-type="string">
            <text:p text:style-name="P27">Object Property &lt;= Coluna Foreign Key</text:p>
          </table:table-cell>
        </table:table-row>
      </table:table>
      <text:p text:style-name="P19"/>
      <text:list xml:id="list29674862" text:continue-numbering="true" text:style-name="L9">
        <text:list-header>
          <text:p text:style-name="P55">(3) Regras para mapeamento da Ontologia Local para a de Domínio extraídas de [2]:</text:p>
          <text:p text:style-name="P55">Amazon</text:p>
        </text:list-header>
      </text:list>
      <table:table table:name="Tabela2" table:style-name="Tabela2">
        <table:table-column table:style-name="Tabela2.A"/>
        <table:table-column table:style-name="Tabela2.B"/>
        <table:table-column table:style-name="Tabela2.C"/>
        <table:table-row>
          <table:table-cell table:style-name="Tabela2.A1" office:value-type="string">
            <text:p text:style-name="P30">#1</text:p>
          </table:table-cell>
          <table:table-cell table:style-name="Tabela2.A1" office:value-type="string">
            <text:p text:style-name="P29">S<text:span text:style-name="T33">D</text:span>&lt;=S<text:span text:style-name="T33">L</text:span></text:p>
          </table:table-cell>
          <table:table-cell table:style-name="Tabela2.C1" office:value-type="string">
            <text:p text:style-name="P27">s : Book(b) &lt;= a : Book(b)</text:p>
          </table:table-cell>
        </table:table-row>
        <table:table-row>
          <table:table-cell table:style-name="Tabela2.A2" office:value-type="string">
            <text:p text:style-name="P30">#2</text:p>
          </table:table-cell>
          <table:table-cell table:style-name="Tabela2.A2" office:value-type="string">
            <text:p text:style-name="P29">C<text:span text:style-name="T33">D</text:span>&lt;=S<text:span text:style-name="T33">L</text:span></text:p>
          </table:table-cell>
          <table:table-cell table:style-name="Tabela2.C2" office:value-type="string">
            <text:p text:style-name="P27">s : Product(b) &lt;= a : Book(b)</text:p>
          </table:table-cell>
        </table:table-row>
        <table:table-row>
          <table:table-cell table:style-name="Tabela2.A2" office:value-type="string">
            <text:p text:style-name="P30">#3</text:p>
          </table:table-cell>
          <table:table-cell table:style-name="Tabela2.A2" office:value-type="string">
            <text:p text:style-name="P29">S<text:span text:style-name="T33">D</text:span>&lt;=C<text:span text:style-name="T33">L</text:span></text:p>
          </table:table-cell>
          <table:table-cell table:style-name="Tabela2.C2" office:value-type="string">
            <text:p text:style-name="P27">s : Music(m) &lt;= a : Music(m)</text:p>
          </table:table-cell>
        </table:table-row>
        <table:table-row>
          <table:table-cell table:style-name="Tabela2.A2" office:value-type="string">
            <text:p text:style-name="P30">#4</text:p>
          </table:table-cell>
          <table:table-cell table:style-name="Tabela2.A2" office:value-type="string">
            <text:p text:style-name="P29">C<text:span text:style-name="T33">D</text:span>&lt;=S<text:span text:style-name="T33">L</text:span></text:p>
          </table:table-cell>
          <table:table-cell table:style-name="Tabela2.C2" office:value-type="string">
            <text:p text:style-name="P27">s : Product(m) &lt;= a : Music(m)</text:p>
          </table:table-cell>
        </table:table-row>
        <table:table-row>
          <table:table-cell table:style-name="Tabela2.A2" office:value-type="string">
            <text:p text:style-name="P30">#5</text:p>
          </table:table-cell>
          <table:table-cell table:style-name="Tabela2.A2" office:value-type="string">
            <text:p text:style-name="P29">C<text:span text:style-name="T33">D</text:span>&lt;=C<text:span text:style-name="T33">L</text:span></text:p>
          </table:table-cell>
          <table:table-cell table:style-name="Tabela2.C2" office:value-type="string">
            <text:p text:style-name="P27">s : Publ(p) &lt;= a : Publ(p)</text:p>
          </table:table-cell>
        </table:table-row>
        <table:table-row>
          <table:table-cell table:style-name="Tabela2.A2" office:value-type="string">
            <text:p text:style-name="P30">#6</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title(b; t) &lt;= a : title(b, t); a : Book(b)</text:p>
          </table:table-cell>
        </table:table-row>
        <table:table-row>
          <table:table-cell table:style-name="Tabela2.A2" office:value-type="string">
            <text:p text:style-name="P30">#7</text:p>
          </table:table-cell>
          <table:table-cell table:style-name="Tabela2.A2" office:value-type="string">
            <text:p text:style-name="P29">OP<text:span text:style-name="T33">D</text:span>&lt;=OP<text:span text:style-name="T33">L</text:span></text:p>
          </table:table-cell>
          <table:table-cell table:style-name="Tabela2.C2" office:value-type="string">
            <text:p text:style-name="P27">s : pub(b; p) &lt;= a : publisher(b, p); a : Book(b)</text:p>
          </table:table-cell>
        </table:table-row>
        <table:table-row>
          <table:table-cell table:style-name="Tabela2.A2" office:value-type="string">
            <text:p text:style-name="P30">#8</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title(m; t) &lt;= a : title(m, t); a : Music(m)</text:p>
          </table:table-cell>
        </table:table-row>
        <table:table-row>
          <table:table-cell table:style-name="Tabela2.A2" office:value-type="string">
            <text:p text:style-name="P30">#9</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name(p; n) &lt;= a : name(p, n); a : Publ(p)</text:p>
          </table:table-cell>
        </table:table-row>
        <text:soft-page-break/>
        <table:table-row>
          <table:table-cell table:style-name="Tabela2.A2" office:value-type="string">
            <text:p text:style-name="P30">#10</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address(p; a) &lt;= a : address(p, a); a : Publ(p)</text:p>
          </table:table-cell>
        </table:table-row>
        <table:table-row>
          <table:table-cell table:style-name="Tabela2.A2" office:value-type="string">
            <text:p text:style-name="P30">#11</text:p>
          </table:table-cell>
          <table:table-cell table:style-name="Tabela2.A2" office:value-type="string">
            <text:p text:style-name="P29">DP<text:span text:style-name="T33">D</text:span>&lt;=OP<text:span text:style-name="T33">L</text:span>-DP<text:span text:style-name="T33">L</text:span></text:p>
          </table:table-cell>
          <table:table-cell table:style-name="Tabela2.C2" office:value-type="string">
            <text:p text:style-name="P27">s : recorder(m; n) &lt;= a : rec(m, r); a : recname(r, n); a : Recorder(r)</text:p>
          </table:table-cell>
        </table:table-row>
      </table:table>
      <text:p text:style-name="P16"/>
      <text:list xml:id="list29679505" text:continue-numbering="true" text:style-name="L9">
        <text:list-header>
          <text:p text:style-name="P55">Ebay</text:p>
        </text:list-header>
      </text:list>
      <table:table table:name="Tabela5" table:style-name="Tabela5">
        <table:table-column table:style-name="Tabela5.A"/>
        <table:table-column table:style-name="Tabela5.B"/>
        <table:table-column table:style-name="Tabela5.C"/>
        <table:table-row>
          <table:table-cell table:style-name="Tabela5.A1" office:value-type="string">
            <text:p text:style-name="P30">#1</text:p>
          </table:table-cell>
          <table:table-cell table:style-name="Tabela5.A1" office:value-type="string">
            <text:p text:style-name="P29">S<text:span text:style-name="T33">D</text:span>&lt;=C<text:span text:style-name="T33">L, R</text:span></text:p>
          </table:table-cell>
          <table:table-cell table:style-name="Tabela5.C1" office:value-type="string">
            <text:p text:style-name="P27">s : Book(p) &lt;= e : Product(p), e : type(p) = 'book'</text:p>
          </table:table-cell>
        </table:table-row>
        <table:table-row>
          <table:table-cell table:style-name="Tabela5.A2" office:value-type="string">
            <text:p text:style-name="P30">#2</text:p>
          </table:table-cell>
          <table:table-cell table:style-name="Tabela5.A2" office:value-type="string">
            <text:p text:style-name="P29">C<text:span text:style-name="T33">D</text:span>&lt;=C<text:span text:style-name="T33">L, R</text:span></text:p>
          </table:table-cell>
          <table:table-cell table:style-name="Tabela5.C2" office:value-type="string">
            <text:p text:style-name="P27">s : Product(p) &lt;= e : Product(p), e : type(p) = 'book'</text:p>
          </table:table-cell>
        </table:table-row>
        <table:table-row>
          <table:table-cell table:style-name="Tabela5.A2" office:value-type="string">
            <text:p text:style-name="P30">#3</text:p>
          </table:table-cell>
          <table:table-cell table:style-name="Tabela5.A2" office:value-type="string">
            <text:p text:style-name="P29">S<text:span text:style-name="T33">D</text:span>&lt;=C<text:span text:style-name="T33">L, R</text:span></text:p>
          </table:table-cell>
          <table:table-cell table:style-name="Tabela5.C2" office:value-type="string">
            <text:p text:style-name="P27">s : Music(p) &lt;= e : Product(p), e : type(p) = 'music'</text:p>
          </table:table-cell>
        </table:table-row>
        <table:table-row>
          <table:table-cell table:style-name="Tabela5.A2" office:value-type="string">
            <text:p text:style-name="P30">#4</text:p>
          </table:table-cell>
          <table:table-cell table:style-name="Tabela5.A2" office:value-type="string">
            <text:p text:style-name="P29">C<text:span text:style-name="T33">D</text:span>&lt;=C<text:span text:style-name="T33">L, R</text:span></text:p>
          </table:table-cell>
          <table:table-cell table:style-name="Tabela5.C2" office:value-type="string">
            <text:p text:style-name="P27">s : Product(p) &lt;= e : Product(p), e : type(p) = 'music'</text:p>
          </table:table-cell>
        </table:table-row>
        <table:table-row>
          <table:table-cell table:style-name="Tabela5.A2" office:value-type="string">
            <text:p text:style-name="P30">#5</text:p>
          </table:table-cell>
          <table:table-cell table:style-name="Tabela5.A2" office:value-type="string">
            <text:p text:style-name="P29">DP<text:span text:style-name="T33">D</text:span>&lt;=DP<text:span text:style-name="T33">L, R</text:span></text:p>
          </table:table-cell>
          <table:table-cell table:style-name="Tabela5.C2" office:value-type="string">
            <text:p text:style-name="P27">s : title(p, t) &lt;= e : title(p, t), e : Product(p), e : type(p) = 'book'</text:p>
          </table:table-cell>
        </table:table-row>
        <table:table-row>
          <table:table-cell table:style-name="Tabela5.A2" office:value-type="string">
            <text:p text:style-name="P30">#6</text:p>
          </table:table-cell>
          <table:table-cell table:style-name="Tabela5.A2" office:value-type="string">
            <text:p text:style-name="P29">DP<text:span text:style-name="T33">D</text:span>&lt;=DP<text:span text:style-name="T33">L, R</text:span></text:p>
          </table:table-cell>
          <table:table-cell table:style-name="Tabela5.C2" office:value-type="string">
            <text:p text:style-name="P27">s : title(p, t) &lt;= e : title(p, t), e : Product(p), e : type(p) = 'music'</text:p>
          </table:table-cell>
        </table:table-row>
        <table:table-row>
          <table:table-cell table:style-name="Tabela5.A2" office:value-type="string">
            <text:p text:style-name="P30">#7</text:p>
          </table:table-cell>
          <table:table-cell table:style-name="Tabela5.A2" office:value-type="string">
            <text:p text:style-name="P29">C<text:span text:style-name="T33">D</text:span>&lt;=DP<text:span text:style-name="T33">L, R</text:span></text:p>
          </table:table-cell>
          <table:table-cell table:style-name="Tabela5.C2" office:value-type="string">
            <text:p text:style-name="P27">s : Publ(fpubl(n)) &lt;= e : publisher(b, n); e : Product(b); </text:p>
            <text:p text:style-name="P27">e : type(b) = 'book'</text:p>
          </table:table-cell>
        </table:table-row>
        <table:table-row>
          <table:table-cell table:style-name="Tabela5.A2" office:value-type="string">
            <text:p text:style-name="P30">#8</text:p>
          </table:table-cell>
          <table:table-cell table:style-name="Tabela5.A2" office:value-type="string">
            <text:p text:style-name="P29">DP<text:span text:style-name="T33">D</text:span>&lt;=DP<text:span text:style-name="T33">L, R</text:span></text:p>
          </table:table-cell>
          <table:table-cell table:style-name="Tabela5.C2" office:value-type="string">
            <text:p text:style-name="P27">s : name(fpubl(n), n) &lt;= e : publisher(b, n); e : Product(b); </text:p>
            <text:p text:style-name="P27">e : type(b) = 'book'</text:p>
          </table:table-cell>
        </table:table-row>
        <table:table-row>
          <table:table-cell table:style-name="Tabela5.A2" office:value-type="string">
            <text:p text:style-name="P30">#9</text:p>
          </table:table-cell>
          <table:table-cell table:style-name="Tabela5.A2" office:value-type="string">
            <text:p text:style-name="P29">OP<text:span text:style-name="T33">D</text:span>&lt;=DP<text:span text:style-name="T33">L, R</text:span></text:p>
          </table:table-cell>
          <table:table-cell table:style-name="Tabela5.C2" office:value-type="string">
            <text:p text:style-name="P27">s : pub(b, fpubl(n)) &lt;= e : publisher(b, n); e : Product(b); </text:p>
            <text:p text:style-name="P27">e : type(b) = 'book'</text:p>
          </table:table-cell>
        </table:table-row>
      </table:table>
      <text:p text:style-name="P16"/>
      <text:list xml:id="list29675810" text:continue-numbering="true" text:style-name="L9">
        <text:list-header>
          <text:p text:style-name="P55">(4) Tipos de Mapeamento entre Ontologias Locais e de Domínio identificados:</text:p>
        </text:list-header>
      </text:list>
      <table:table table:name="Tabela3" table:style-name="Tabela3">
        <table:table-column table:style-name="Tabela3.A"/>
        <table:table-column table:style-name="Tabela3.B"/>
        <table:table-column table:style-name="Tabela3.C"/>
        <table:table-row>
          <table:table-cell table:style-name="Tabela3.A1" office:value-type="string">
            <text:p text:style-name="P30">#1</text:p>
          </table:table-cell>
          <table:table-cell table:style-name="Tabela3.A1" office:value-type="string">
            <text:p text:style-name="P29">C<text:span text:style-name="T33">D</text:span>&lt;=C<text:span text:style-name="T33">L</text:span></text:p>
          </table:table-cell>
          <table:table-cell table:style-name="Tabela3.C1" office:value-type="string">
            <text:p text:style-name="P27">Classe Domínio &lt;= Classe Local</text:p>
          </table:table-cell>
        </table:table-row>
        <table:table-row>
          <table:table-cell table:style-name="Tabela3.A2" office:value-type="string">
            <text:p text:style-name="P30">#2</text:p>
          </table:table-cell>
          <table:table-cell table:style-name="Tabela3.A2" office:value-type="string">
            <text:p text:style-name="P29">C<text:span text:style-name="T33">D</text:span>&lt;=S<text:span text:style-name="T33">L</text:span></text:p>
          </table:table-cell>
          <table:table-cell table:style-name="Tabela3.C2" office:value-type="string">
            <text:p text:style-name="P27">Classe Domínio &lt;= Subclasse Local</text:p>
          </table:table-cell>
        </table:table-row>
        <table:table-row>
          <table:table-cell table:style-name="Tabela3.A2" office:value-type="string">
            <text:p text:style-name="P30">#3</text:p>
          </table:table-cell>
          <table:table-cell table:style-name="Tabela3.A2" office:value-type="string">
            <text:p text:style-name="P29">S<text:span text:style-name="T33">D</text:span>&lt;=S<text:span text:style-name="T33">L</text:span></text:p>
          </table:table-cell>
          <table:table-cell table:style-name="Tabela3.C2" office:value-type="string">
            <text:p text:style-name="P27">Subclasse Domínio &lt;= Subclasse Local</text:p>
          </table:table-cell>
        </table:table-row>
        <table:table-row>
          <table:table-cell table:style-name="Tabela3.A2" office:value-type="string">
            <text:p text:style-name="P30">#4</text:p>
          </table:table-cell>
          <table:table-cell table:style-name="Tabela3.A2" office:value-type="string">
            <text:p text:style-name="P29">DP<text:span text:style-name="T33">D</text:span>&lt;=DP<text:span text:style-name="T33">L</text:span></text:p>
          </table:table-cell>
          <table:table-cell table:style-name="Tabela3.C2" office:value-type="string">
            <text:p text:style-name="P27">Data Property Domínio &lt;= Data Property Local</text:p>
          </table:table-cell>
        </table:table-row>
        <table:table-row>
          <table:table-cell table:style-name="Tabela3.A2" office:value-type="string">
            <text:p text:style-name="P30">#5</text:p>
          </table:table-cell>
          <table:table-cell table:style-name="Tabela3.A2" office:value-type="string">
            <text:p text:style-name="P29">OP<text:span text:style-name="T33">D</text:span>&lt;=OP<text:span text:style-name="T33">L</text:span></text:p>
          </table:table-cell>
          <table:table-cell table:style-name="Tabela3.C2" office:value-type="string">
            <text:p text:style-name="P27">Object Property Domínio &lt;= Object Property Local</text:p>
          </table:table-cell>
        </table:table-row>
        <table:table-row>
          <table:table-cell table:style-name="Tabela3.A2" office:value-type="string">
            <text:p text:style-name="P30">#6</text:p>
          </table:table-cell>
          <table:table-cell table:style-name="Tabela3.A2" office:value-type="string">
            <text:p text:style-name="P29">DP<text:span text:style-name="T33">D</text:span>&lt;=OP<text:span text:style-name="T33">L</text:span>-DP<text:span text:style-name="T33">L</text:span></text:p>
          </table:table-cell>
          <table:table-cell table:style-name="Tabela3.C2" office:value-type="string">
            <text:p text:style-name="P27">Data Property Domínio &lt;= caminho de Object Property Local para Data Property Local</text:p>
          </table:table-cell>
        </table:table-row>
        <table:table-row>
          <table:table-cell table:style-name="Tabela3.A2" office:value-type="string">
            <text:p text:style-name="P30">#7</text:p>
          </table:table-cell>
          <table:table-cell table:style-name="Tabela3.A2" office:value-type="string">
            <text:p text:style-name="P29">S<text:span text:style-name="T33">D</text:span>&lt;=C<text:span text:style-name="T33">L, R</text:span></text:p>
          </table:table-cell>
          <table:table-cell table:style-name="Tabela3.C2" office:value-type="string">
            <text:p text:style-name="P27">Subclasse Domínio &lt;= Classe Local com Restrição</text:p>
          </table:table-cell>
        </table:table-row>
        <table:table-row>
          <table:table-cell table:style-name="Tabela3.A2" office:value-type="string">
            <text:p text:style-name="P30">#8</text:p>
          </table:table-cell>
          <table:table-cell table:style-name="Tabela3.A2" office:value-type="string">
            <text:p text:style-name="P29">C<text:span text:style-name="T33">D</text:span>&lt;=C<text:span text:style-name="T33">L, R</text:span></text:p>
          </table:table-cell>
          <table:table-cell table:style-name="Tabela3.C2" office:value-type="string">
            <text:p text:style-name="P27">Classe Domínio &lt;= Classe Local com Restrição</text:p>
          </table:table-cell>
        </table:table-row>
        <table:table-row>
          <table:table-cell table:style-name="Tabela3.A2" office:value-type="string">
            <text:p text:style-name="P30">#9</text:p>
          </table:table-cell>
          <table:table-cell table:style-name="Tabela3.A2" office:value-type="string">
            <text:p text:style-name="P29">DP<text:span text:style-name="T33">D</text:span>&lt;=DP<text:span text:style-name="T33">L, R</text:span></text:p>
          </table:table-cell>
          <table:table-cell table:style-name="Tabela3.C2" office:value-type="string">
            <text:p text:style-name="P27">Data Property Domínio &lt;= Data Property Local com Restrição</text:p>
          </table:table-cell>
        </table:table-row>
        <table:table-row>
          <table:table-cell table:style-name="Tabela3.A2" office:value-type="string">
            <text:p text:style-name="P30">#10</text:p>
          </table:table-cell>
          <table:table-cell table:style-name="Tabela3.A2" office:value-type="string">
            <text:p text:style-name="P29">C<text:span text:style-name="T33">D</text:span>&lt;=DP<text:span text:style-name="T33">L, R</text:span></text:p>
          </table:table-cell>
          <table:table-cell table:style-name="Tabela3.C2" office:value-type="string">
            <text:p text:style-name="P27">Classe Domínio &lt;= Data Property Local com Restrição</text:p>
          </table:table-cell>
        </table:table-row>
        <table:table-row>
          <table:table-cell table:style-name="Tabela3.A2" office:value-type="string">
            <text:p text:style-name="P30">#11</text:p>
          </table:table-cell>
          <table:table-cell table:style-name="Tabela3.A2" office:value-type="string">
            <text:p text:style-name="P29">OP<text:span text:style-name="T33">D</text:span>&lt;=DP<text:span text:style-name="T33">L, R</text:span></text:p>
          </table:table-cell>
          <table:table-cell table:style-name="Tabela3.C2" office:value-type="string">
            <text:p text:style-name="P27">Object Property Domínio &lt;= Data Property Local com Restrição</text:p>
          </table:table-cell>
        </table:table-row>
      </table:table>
      <text:p text:style-name="P35"/>
      <text:p text:style-name="P35">(5) Usando transição entre as regras para substituir os elementos das ontologias locais pelos objetos do banco de dados:</text:p>
      <text:list xml:id="list29684742" text:continue-numbering="true" text:style-name="L9">
        <text:list-header>
          <text:p text:style-name="P55">Amazon</text:p>
        </text:list-header>
      </text:list>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0">#</text:p>
          </table:table-cell>
          <table:table-cell table:style-name="Tabela7.A1" office:value-type="string">
            <text:p text:style-name="P31">O<text:span text:style-name="T33">L </text:span>&lt;= BD</text:p>
          </table:table-cell>
          <table:table-cell table:style-name="Tabela7.A1" office:value-type="string">
            <text:p text:style-name="P31">O<text:span text:style-name="T33">D </text:span>&lt;= O<text:span text:style-name="T33">L</text:span></text:p>
          </table:table-cell>
          <table:table-cell table:style-name="Tabela7.D1" office:value-type="string">
            <text:p text:style-name="P31">O<text:span text:style-name="T33">D </text:span>&lt;= BD</text:p>
          </table:table-cell>
        </table:table-row>
        <text:soft-page-break/>
        <table:table-row>
          <table:table-cell table:style-name="Tabela7.A2" office:value-type="string">
            <text:p text:style-name="P30">#1</text:p>
          </table:table-cell>
          <table:table-cell table:style-name="Tabela7.A2" office:value-type="string">
            <text:p text:style-name="P33">S<text:span text:style-name="T33">L</text:span> &lt;= T</text:p>
            <text:p text:style-name="P33">a : Book(b) &lt;= book</text:p>
          </table:table-cell>
          <table:table-cell table:style-name="Tabela7.A2" office:value-type="string">
            <text:p text:style-name="P33">S<text:span text:style-name="T33">D </text:span>&lt;= S<text:span text:style-name="T33">L</text:span></text:p>
            <text:p text:style-name="P33">s : Book(b) &lt;= a : Book(b)</text:p>
          </table:table-cell>
          <table:table-cell table:style-name="Tabela7.D2" office:value-type="string">
            <text:p text:style-name="P33">S<text:span text:style-name="T33">D </text:span>&lt;= T</text:p>
            <text:p text:style-name="P33">s : Book(b) &lt;= book</text:p>
          </table:table-cell>
        </table:table-row>
        <table:table-row>
          <table:table-cell table:style-name="Tabela7.A2" office:value-type="string">
            <text:p text:style-name="P30">#2</text:p>
          </table:table-cell>
          <table:table-cell table:style-name="Tabela7.A2" office:value-type="string">
            <text:p text:style-name="P33">S<text:span text:style-name="T33">L</text:span> &lt;= T</text:p>
            <text:p text:style-name="P33">a : Book(b) &lt;= book</text:p>
          </table:table-cell>
          <table:table-cell table:style-name="Tabela7.A2" office:value-type="string">
            <text:p text:style-name="P33">C<text:span text:style-name="T33">D </text:span>&lt;= S<text:span text:style-name="T33">L</text:span></text:p>
            <text:p text:style-name="P33">s : Product(b) &lt;= a : Book(b)</text:p>
          </table:table-cell>
          <table:table-cell table:style-name="Tabela7.D2" office:value-type="string">
            <text:p text:style-name="P33">C<text:span text:style-name="T33">D </text:span>&lt;= T</text:p>
            <text:p text:style-name="P33">s : Product(b) &lt;= book</text:p>
          </table:table-cell>
        </table:table-row>
        <table:table-row>
          <table:table-cell table:style-name="Tabela7.A2" office:value-type="string">
            <text:p text:style-name="P30">#3</text:p>
          </table:table-cell>
          <table:table-cell table:style-name="Tabela7.A2" office:value-type="string">
            <text:p text:style-name="P33">S<text:span text:style-name="T33">L</text:span> &lt;= T</text:p>
            <text:p text:style-name="P33">a : Music(m) &lt;= music</text:p>
          </table:table-cell>
          <table:table-cell table:style-name="Tabela7.A2" office:value-type="string">
            <text:p text:style-name="P33">S<text:span text:style-name="T33">D</text:span>&lt;=S<text:span text:style-name="T33">L</text:span></text:p>
            <text:p text:style-name="P33">s : Music(m) &lt;= a : Music(m)</text:p>
          </table:table-cell>
          <table:table-cell table:style-name="Tabela7.D2" office:value-type="string">
            <text:p text:style-name="P33">S<text:span text:style-name="T33">D </text:span>&lt;= T</text:p>
            <text:p text:style-name="P33">s : Music(m) &lt;= music</text:p>
          </table:table-cell>
        </table:table-row>
        <table:table-row>
          <table:table-cell table:style-name="Tabela7.A2" office:value-type="string">
            <text:p text:style-name="P30">#4</text:p>
          </table:table-cell>
          <table:table-cell table:style-name="Tabela7.A2" office:value-type="string">
            <text:p text:style-name="P33">S<text:span text:style-name="T33">L</text:span> &lt;= T</text:p>
            <text:p text:style-name="P33">a : Music(m) &lt;= music</text:p>
          </table:table-cell>
          <table:table-cell table:style-name="Tabela7.A2" office:value-type="string">
            <text:p text:style-name="P33">C<text:span text:style-name="T33">D </text:span>&lt;= S<text:span text:style-name="T33">L</text:span></text:p>
            <text:p text:style-name="P33">s : Product(m) &lt;= a : Music(m)</text:p>
          </table:table-cell>
          <table:table-cell table:style-name="Tabela7.D2" office:value-type="string">
            <text:p text:style-name="P33">C<text:span text:style-name="T33">D </text:span>&lt;= T</text:p>
            <text:p text:style-name="P33">s : Product(m) &lt;= music</text:p>
          </table:table-cell>
        </table:table-row>
        <table:table-row>
          <table:table-cell table:style-name="Tabela7.A2" office:value-type="string">
            <text:p text:style-name="P30">#5</text:p>
          </table:table-cell>
          <table:table-cell table:style-name="Tabela7.A2" office:value-type="string">
            <text:p text:style-name="P34">C<text:span text:style-name="T33">L </text:span>&lt;= T</text:p>
            <text:p text:style-name="P34">a : Publ(p) &lt;= publisher</text:p>
          </table:table-cell>
          <table:table-cell table:style-name="Tabela7.A2" office:value-type="string">
            <text:p text:style-name="P34">C<text:span text:style-name="T33">D </text:span>&lt;= C<text:span text:style-name="T33">L</text:span></text:p>
            <text:p text:style-name="P34">s : Publ(p) &lt;= a : Publ(p)</text:p>
          </table:table-cell>
          <table:table-cell table:style-name="Tabela7.D2" office:value-type="string">
            <text:p text:style-name="P34">C<text:span text:style-name="T33">D </text:span>&lt;= T</text:p>
            <text:p text:style-name="P34">s : Publ(p) &lt;= publisher</text:p>
          </table:table-cell>
        </table:table-row>
        <table:table-row>
          <table:table-cell table:style-name="Tabela7.A2" office:value-type="string">
            <text:p text:style-name="P30">#6</text:p>
          </table:table-cell>
          <table:table-cell table:style-name="Tabela7.A2" office:value-type="string">
            <text:p text:style-name="P32"><text:span text:style-name="T44">DP</text:span><text:span text:style-name="T37">L </text:span><text:span text:style-name="T44">&lt;= T.C</text:span><text:span text:style-name="T37">O</text:span></text:p>
            <text:p text:style-name="P34">a : title(b, t); a : Book(b) &lt;= book.title</text:p>
          </table:table-cell>
          <table:table-cell table:style-name="Tabela7.A2" office:value-type="string">
            <text:p text:style-name="P34">DP<text:span text:style-name="T33">D </text:span>&lt;= DP<text:span text:style-name="T33">L</text:span></text:p>
            <text:p text:style-name="P34">s : title(b; t) &lt;= a : title(b, t); a : Book(b)</text:p>
          </table:table-cell>
          <table:table-cell table:style-name="Tabela7.D2" office:value-type="string">
            <text:p text:style-name="P32"><text:span text:style-name="T44">DP</text:span><text:span text:style-name="T37">D </text:span><text:span text:style-name="T44">&lt;= T.</text:span>C<text:span text:style-name="T33">O</text:span></text:p>
            <text:p text:style-name="P34">s : title(b; t) &lt;= book.title</text:p>
          </table:table-cell>
        </table:table-row>
        <table:table-row>
          <table:table-cell table:style-name="Tabela7.A2" office:value-type="string">
            <text:p text:style-name="P30">#7</text:p>
          </table:table-cell>
          <table:table-cell table:style-name="Tabela7.A2" office:value-type="string">
            <text:p text:style-name="P34">OP<text:span text:style-name="T33">L </text:span>&lt;= T.C<text:span text:style-name="T33">O, FK</text:span></text:p>
            <text:p text:style-name="P34">a : publisher(b, p); a : Book(b) &lt;= book.publisher</text:p>
          </table:table-cell>
          <table:table-cell table:style-name="Tabela7.A2" office:value-type="string">
            <text:p text:style-name="P34">OP<text:span text:style-name="T33">D </text:span>&lt;= OP<text:span text:style-name="T33">L</text:span></text:p>
            <text:p text:style-name="P34">s : pub(b; p) &lt;= a : publisher(b, p); a : Book(b)</text:p>
          </table:table-cell>
          <table:table-cell table:style-name="Tabela7.D2" office:value-type="string">
            <text:p text:style-name="P34">OP<text:span text:style-name="T33">D </text:span>&lt;= T.C<text:span text:style-name="T33">O, FK</text:span></text:p>
            <text:p text:style-name="P34">s : pub(b; p) &lt;= book.publisher</text:p>
          </table:table-cell>
        </table:table-row>
        <table:table-row>
          <table:table-cell table:style-name="Tabela7.A2" office:value-type="string">
            <text:p text:style-name="P30">#8</text:p>
          </table:table-cell>
          <table:table-cell table:style-name="Tabela7.A2" office:value-type="string">
            <text:p text:style-name="P32"><text:span text:style-name="T44">DP</text:span><text:span text:style-name="T37">L </text:span><text:span text:style-name="T44">&lt;= T.C</text:span><text:span text:style-name="T37">O</text:span></text:p>
            <text:p text:style-name="P34">a : title(m, t); a : Music(m) &lt;= music.title</text:p>
          </table:table-cell>
          <table:table-cell table:style-name="Tabela7.A2" office:value-type="string">
            <text:p text:style-name="P34">DP<text:span text:style-name="T33">D </text:span>&lt;= DP<text:span text:style-name="T33">L</text:span></text:p>
            <text:p text:style-name="P34">s : title(m; t) &lt;= a : title(m, t); a : Music(m)</text:p>
          </table:table-cell>
          <table:table-cell table:style-name="Tabela7.D2" office:value-type="string">
            <text:p text:style-name="P32"><text:span text:style-name="T44">DP</text:span><text:span text:style-name="T37">D </text:span><text:span text:style-name="T44">&lt;= T.</text:span>C<text:span text:style-name="T33">O</text:span></text:p>
            <text:p text:style-name="P34">s : title(m; t) &lt;= music.title</text:p>
          </table:table-cell>
        </table:table-row>
        <table:table-row>
          <table:table-cell table:style-name="Tabela7.A2" office:value-type="string">
            <text:p text:style-name="P30">#9</text:p>
          </table:table-cell>
          <table:table-cell table:style-name="Tabela7.A2" office:value-type="string">
            <text:p text:style-name="P32"><text:span text:style-name="T44">DP</text:span><text:span text:style-name="T37">L </text:span><text:span text:style-name="T44">&lt;= T.C</text:span><text:span text:style-name="T37">O</text:span></text:p>
            <text:p text:style-name="P34">a : name(p, n); a : Publ(p) &lt;= publisher.name</text:p>
          </table:table-cell>
          <table:table-cell table:style-name="Tabela7.A2" office:value-type="string">
            <text:p text:style-name="P34">DP<text:span text:style-name="T33">D </text:span>&lt;= DP<text:span text:style-name="T33">L</text:span></text:p>
            <text:p text:style-name="P34">s : name(p; n) &lt;= a : name(p, n); a : Publ(p)</text:p>
          </table:table-cell>
          <table:table-cell table:style-name="Tabela7.D2" office:value-type="string">
            <text:p text:style-name="P34">DP<text:span text:style-name="T33">D </text:span>&lt;= T.C<text:span text:style-name="T33">O</text:span></text:p>
            <text:p text:style-name="P34">s : name(p; n) &lt;= publisher.name</text:p>
          </table:table-cell>
        </table:table-row>
        <table:table-row>
          <table:table-cell table:style-name="Tabela7.A2" office:value-type="string">
            <text:p text:style-name="P30">#10</text:p>
          </table:table-cell>
          <table:table-cell table:style-name="Tabela7.A2" office:value-type="string">
            <text:p text:style-name="P32"><text:span text:style-name="T44">DP</text:span><text:span text:style-name="T37">L </text:span><text:span text:style-name="T44">&lt;= T.C</text:span><text:span text:style-name="T37">O</text:span></text:p>
            <text:p text:style-name="P34">a : address(p, a); a : Publ(p) &lt;= publisher.address</text:p>
          </table:table-cell>
          <table:table-cell table:style-name="Tabela7.A2" office:value-type="string">
            <text:p text:style-name="P34">DP<text:span text:style-name="T33">D </text:span>&lt;= DP<text:span text:style-name="T33">L</text:span></text:p>
            <text:p text:style-name="P34">s : address(p; a) &lt;= a : address(p, a); a : Publ(p)</text:p>
          </table:table-cell>
          <table:table-cell table:style-name="Tabela7.D2" office:value-type="string">
            <text:p text:style-name="P34">DP<text:span text:style-name="T33">D </text:span>&lt;= T.C<text:span text:style-name="T33">O</text:span></text:p>
            <text:p text:style-name="P34">s : address(p; a) &lt;= publisher.address</text:p>
          </table:table-cell>
        </table:table-row>
        <table:table-row>
          <table:table-cell table:style-name="Tabela7.A2" office:value-type="string">
            <text:p text:style-name="P30">#11</text:p>
          </table:table-cell>
          <table:table-cell table:style-name="Tabela7.A2" office:value-type="string">
            <text:p text:style-name="P34">OP<text:span text:style-name="T33">L </text:span>&lt;= T.C<text:span text:style-name="T33">O, FK</text:span> ; DP<text:span text:style-name="T33">L </text:span>&lt;= T.C<text:span text:style-name="T33">O</text:span></text:p>
            <text:p text:style-name="P34">a : rec(m, r) &lt;= music.rec; </text:p>
            <text:p text:style-name="P34">a : recname(r, n); a : Recorder(r) &lt;= recorder.recname</text:p>
          </table:table-cell>
          <table:table-cell table:style-name="Tabela7.A2" office:value-type="string">
            <text:p text:style-name="P34">DP<text:span text:style-name="T33">D</text:span> &lt;= OP<text:span text:style-name="T33">L </text:span>; DP<text:span text:style-name="T33">L</text:span></text:p>
            <text:p text:style-name="P34">s : recorder(m; n) &lt;= a : rec(m, r); a : recname(r, n); a : Recorder(r)</text:p>
          </table:table-cell>
          <table:table-cell table:style-name="Tabela7.D2" office:value-type="string">
            <text:p text:style-name="P34">DP<text:span text:style-name="T33">D</text:span> &lt;= T.C<text:span text:style-name="T33">O, FK</text:span> ; T.C<text:span text:style-name="T33">O</text:span></text:p>
            <text:p text:style-name="P34">s : recorder(m; n) &lt;= music.rec;</text:p>
            <text:p text:style-name="P34">recorder.recname</text:p>
          </table:table-cell>
        </table:table-row>
      </table:table>
      <text:p text:style-name="P16"/>
      <text:list xml:id="list29693536" text:continue-numbering="true" text:style-name="L9">
        <text:list-header>
          <text:p text:style-name="P55">Ebay</text:p>
        </text:list-header>
      </text:list>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30">#</text:p>
          </table:table-cell>
          <table:table-cell table:style-name="Tabela8.A1" office:value-type="string">
            <text:p text:style-name="P31">O<text:span text:style-name="T33">L </text:span>&lt;= BD</text:p>
          </table:table-cell>
          <table:table-cell table:style-name="Tabela8.A1" office:value-type="string">
            <text:p text:style-name="P31">O<text:span text:style-name="T33">D </text:span>&lt;= O<text:span text:style-name="T33">L</text:span></text:p>
          </table:table-cell>
          <table:table-cell table:style-name="Tabela8.D1" office:value-type="string">
            <text:p text:style-name="P31">O<text:span text:style-name="T33">D </text:span>&lt;= BD</text:p>
          </table:table-cell>
        </table:table-row>
        <table:table-row>
          <table:table-cell table:style-name="Tabela8.A2" office:value-type="string">
            <text:p text:style-name="P38">#1</text:p>
          </table:table-cell>
          <table:table-cell table:style-name="Tabela8.A2" office:value-type="string">
            <text:p text:style-name="P39"><text:span text:style-name="T33"/></text:p>
          </table:table-cell>
          <table:table-cell table:style-name="Tabela8.A2" office:value-type="string">
            <text:p text:style-name="P34">S<text:span text:style-name="T33">D </text:span>&lt;= C<text:span text:style-name="T33">L, R</text:span></text:p>
            <text:p text:style-name="P40">s : Book(p) &lt;= e : Product(p), e : type(p) = 'book'</text:p>
          </table:table-cell>
          <table:table-cell table:style-name="Tabela8.D2" office:value-type="string">
            <text:p text:style-name="P40"/>
          </table:table-cell>
        </table:table-row>
        <table:table-row>
          <table:table-cell table:style-name="Tabela8.A2" office:value-type="string">
            <text:p text:style-name="P38">#2</text:p>
          </table:table-cell>
          <table:table-cell table:style-name="Tabela8.A2" office:value-type="string">
            <text:p text:style-name="P39">C<text:span text:style-name="T33">D</text:span>&lt;=C<text:span text:style-name="T33">L, R</text:span></text:p>
          </table:table-cell>
          <table:table-cell table:style-name="Tabela8.A2" office:value-type="string">
            <text:p text:style-name="P40">s : Product(p) &lt;= e : Product(p), e : type(p) = 'book'</text:p>
          </table:table-cell>
          <table:table-cell table:style-name="Tabela8.D2" office:value-type="string">
            <text:p text:style-name="P40"/>
          </table:table-cell>
        </table:table-row>
        <table:table-row>
          <table:table-cell table:style-name="Tabela8.A2" office:value-type="string">
            <text:p text:style-name="P38">#3</text:p>
          </table:table-cell>
          <table:table-cell table:style-name="Tabela8.A2" office:value-type="string">
            <text:p text:style-name="P39">S<text:span text:style-name="T33">D</text:span>&lt;=C<text:span text:style-name="T33">L, R</text:span></text:p>
          </table:table-cell>
          <table:table-cell table:style-name="Tabela8.A2" office:value-type="string">
            <text:p text:style-name="P40">s : Music(p) &lt;= e : Product(p), e : type(p) = 'music'</text:p>
          </table:table-cell>
          <table:table-cell table:style-name="Tabela8.D2" office:value-type="string">
            <text:p text:style-name="P40"/>
          </table:table-cell>
        </table:table-row>
        <table:table-row>
          <table:table-cell table:style-name="Tabela8.A2" office:value-type="string">
            <text:p text:style-name="P38">#4</text:p>
          </table:table-cell>
          <table:table-cell table:style-name="Tabela8.A2" office:value-type="string">
            <text:p text:style-name="P39">C<text:span text:style-name="T33">D</text:span>&lt;=C<text:span text:style-name="T33">L, R</text:span></text:p>
          </table:table-cell>
          <table:table-cell table:style-name="Tabela8.A2" office:value-type="string">
            <text:p text:style-name="P40">s : Product(p) &lt;= e : Product(p), e : type(p) = 'music'</text:p>
          </table:table-cell>
          <table:table-cell table:style-name="Tabela8.D2" office:value-type="string">
            <text:p text:style-name="P40"/>
          </table:table-cell>
        </table:table-row>
        <table:table-row>
          <table:table-cell table:style-name="Tabela8.A2" office:value-type="string">
            <text:p text:style-name="P38">#5</text:p>
          </table:table-cell>
          <table:table-cell table:style-name="Tabela8.A2" office:value-type="string">
            <text:p text:style-name="P39">DP<text:span text:style-name="T33">D</text:span>&lt;=DP<text:span text:style-name="T33">L, R</text:span></text:p>
          </table:table-cell>
          <table:table-cell table:style-name="Tabela8.A2" office:value-type="string">
            <text:p text:style-name="P40">s : title(p, t) &lt;= e : title(p, t), e : Product(p), e : type(p) = 'book'</text:p>
          </table:table-cell>
          <table:table-cell table:style-name="Tabela8.D2" office:value-type="string">
            <text:p text:style-name="P40"/>
          </table:table-cell>
        </table:table-row>
        <table:table-row>
          <table:table-cell table:style-name="Tabela8.A2" office:value-type="string">
            <text:p text:style-name="P38">#6</text:p>
          </table:table-cell>
          <table:table-cell table:style-name="Tabela8.A2" office:value-type="string">
            <text:p text:style-name="P39">DP<text:span text:style-name="T33">D</text:span>&lt;=DP<text:span text:style-name="T33">L, R</text:span></text:p>
          </table:table-cell>
          <table:table-cell table:style-name="Tabela8.A2" office:value-type="string">
            <text:p text:style-name="P40">s : title(p, t) &lt;= e : title(p, t), e : Product(p), e : type(p) = 'music'</text:p>
          </table:table-cell>
          <table:table-cell table:style-name="Tabela8.D2" office:value-type="string">
            <text:p text:style-name="P40"/>
          </table:table-cell>
        </table:table-row>
        <text:soft-page-break/>
        <table:table-row>
          <table:table-cell table:style-name="Tabela8.A2" office:value-type="string">
            <text:p text:style-name="P38">#7</text:p>
          </table:table-cell>
          <table:table-cell table:style-name="Tabela8.A2" office:value-type="string">
            <text:p text:style-name="P39">C<text:span text:style-name="T33">D</text:span>&lt;=DP<text:span text:style-name="T33">L, R</text:span></text:p>
          </table:table-cell>
          <table:table-cell table:style-name="Tabela8.A2" office:value-type="string">
            <text:p text:style-name="P40">s : Publ(fpubl(n)) &lt;= e : publisher(b, n); e : Product(b); </text:p>
            <text:p text:style-name="P40">e : type(b) = 'book'</text:p>
          </table:table-cell>
          <table:table-cell table:style-name="Tabela8.D2" office:value-type="string">
            <text:p text:style-name="P40"/>
          </table:table-cell>
        </table:table-row>
        <table:table-row>
          <table:table-cell table:style-name="Tabela8.A2" office:value-type="string">
            <text:p text:style-name="P38">#8</text:p>
          </table:table-cell>
          <table:table-cell table:style-name="Tabela8.A2" office:value-type="string">
            <text:p text:style-name="P39">DP<text:span text:style-name="T33">D</text:span>&lt;=DP<text:span text:style-name="T33">L, R</text:span></text:p>
          </table:table-cell>
          <table:table-cell table:style-name="Tabela8.A2" office:value-type="string">
            <text:p text:style-name="P40">s : name(fpubl(n), n) &lt;= e : publisher(b, n); e : Product(b); </text:p>
            <text:p text:style-name="P40">e : type(b) = 'book'</text:p>
          </table:table-cell>
          <table:table-cell table:style-name="Tabela8.D2" office:value-type="string">
            <text:p text:style-name="P40"/>
          </table:table-cell>
        </table:table-row>
        <table:table-row>
          <table:table-cell table:style-name="Tabela8.A2" office:value-type="string">
            <text:p text:style-name="P38">#9</text:p>
          </table:table-cell>
          <table:table-cell table:style-name="Tabela8.A2" office:value-type="string">
            <text:p text:style-name="P39">OP<text:span text:style-name="T33">D</text:span>&lt;=DP<text:span text:style-name="T33">L, R</text:span></text:p>
          </table:table-cell>
          <table:table-cell table:style-name="Tabela8.A2" office:value-type="string">
            <text:p text:style-name="P40">s : pub(b, fpubl(n)) &lt;= e : publisher(b, n); e : Product(b); </text:p>
            <text:p text:style-name="P40">e : type(b) = 'book'</text:p>
          </table:table-cell>
          <table:table-cell table:style-name="Tabela8.D2" office:value-type="string">
            <text:p text:style-name="P40"/>
          </table:table-cell>
        </table:table-row>
      </table:table>
      <text:p text:style-name="P16"/>
      <text:p text:style-name="P21"><text:tab/>Para demonstrar a solução tomamos o exemplo adaptado de [6] que é um acesso mediado a lojas virtuais para clientes que compram livros na Web. O exemplo inclui duas ontologias locais (amazon e ebay), que são mapeadas para uma mesma ontologia de domínio através do resultado de matching entre essas ontologias locais e a ontologia de domínio. Nesse trabalho iremos adaptar essa solução para criar mapeamentos de bases de dados relacionais para uma ontologia de domínio. Dessa forma consultas geradas na ontologia de domínio poderão ser mapeadas para consultas nas bases de dados.</text:p>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ontologies. In: Journal of Information and Data Management, Vol. V, No. N, Month 20YY, pp.1-16, 2010.</text:p>
      <text:p text:style-name="SBC_3a_reference">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20">4. Jena - A Semantic Web Framework for Java. Disponível em: &lt;<text:a xlink:type="simple" xlink:href="http://jena.sourceforge.net/">http://jena.sourceforge.net</text:a>&gt;</text:p>
      <text:p text:style-name="P7">5. <text:span text:style-name="T32">Das Souripriya, Sundara Seema, Cyganiak Richard (2011), R2RML: RDB to RDF Mapping Language. Disponível em &lt;</text:span><text:a xlink:type="simple" xlink:href="http://www.w3.org/TR/r2rml/"><text:span text:style-name="T32">http://www.w3.org/TR/r2rml/</text:span></text:a><text:span text:style-name="T32">&gt;</text:span></text:p>
      <text:p text:style-name="P8">6. Casanova, M. A., Lauschner, T., Leme, L. A., Breitman, K. K., Furtado, A. L., and Vidal, V. M. A strategy to revise the constraints of the mediated schema. In ER '09: <text:soft-page-break/>Proceedings of the 28th International Conference on Conceptual Modeling. Springer-Verlag, Berlin, Heidelberg, pp. 265-279, 2009.</text:p>
      <text:p text:style-name="P22">7. Hull, R. and Yoshikawa, M. Ilog: declarative creation and manipulation of object identifiers. In Proceedings of the 16th International Conference on Very Large Databases (VLDB). Morgan Kaufmann Publishers Inc., San Francisco, CA, USA, pp. 455#468, 1990.</text:p>
      <text:p text:style-name="P22">8. Leme, L. A. P. P., Casanova, M. A., Breitman, K. K., and Furtado, A. L. Instance-based OWL schema matching. In Proceedings of the 11th International Conference on Enterprise Information Systems. Lecture Notes in Business Information Processing, vol. 24. pp. 14-2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Verdana" svg:font-family="Verdana, Arial, 'Trebuchet MS', 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277</meta:editing-cycles>
    <meta:editing-duration>PT179H10M50S</meta:editing-duration>
    <dc:date>2012-02-07T09:54:18.74</dc:date>
    <dc:creator>Luís Teixeira</dc:creator>
    <meta:document-statistic meta:table-count="8" meta:image-count="2" meta:object-count="6" meta:page-count="14" meta:paragraph-count="461" meta:word-count="4720" meta:character-count="27614"/>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normal">∃</mi>
      <mrow>
        <mi>P</mi>
        <mi mathvariant="normal">⊆</mi>
        <mi>D</mi>
      </mrow>
    </mrow>
    <annotation encoding="StarMath 5.0">exists P subseteq D</annotation>
  </semantics>
</math>
</file>

<file path=Object 2/content.xml><?xml version="1.0" encoding="utf-8"?>
<math xmlns="http://www.w3.org/1998/Math/MathML">
  <semantics>
    <mrow>
      <mi mathvariant="normal">∃</mi>
      <mrow>
        <msup>
          <mi>P</mi>
          <mrow>
            <mi mathvariant="normal">−</mi>
          </mrow>
        </msup>
        <mi mathvariant="normal">⊆</mi>
        <mi>R</mi>
      </mrow>
    </mrow>
    <annotation encoding="StarMath 5.0">exists P^-{} subseteq R</annotation>
  </semantics>
</math>
</file>

<file path=Object 3/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geslant kP), onde D é domínio de P</annotation>
  </semantics>
</math>
</file>

<file path=Object 4/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 leslant kP), onde D é domínio de P</annotation>
  </semantics>
</math>
</file>

<file path=Object 5/content.xml><?xml version="1.0" encoding="utf-8"?>
<math xmlns="http://www.w3.org/1998/Math/MathML">
  <semantics>
    <mrow>
      <mi>C</mi>
      <mi mathvariant="normal">⊆</mi>
      <mi>D</mi>
    </mrow>
    <annotation encoding="StarMath 5.0">C subseteq D</annotation>
  </semantics>
</math>
</file>

<file path=Object 6/content.xml><?xml version="1.0" encoding="utf-8"?>
<math xmlns="http://www.w3.org/1998/Math/MathML">
  <semantics>
    <mrow>
      <mi>C</mi>
      <mi mathvariant="normal">∣</mi>
      <mi>D</mi>
    </mrow>
    <annotation encoding="StarMath 5.0">C divides D</annotation>
  </semantics>
</math>
</file>